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9657023012057" calcext:value-type="float">
            <text:p>0.0099965702</text:p>
          </table:table-cell>
          <table:table-cell office:value-type="float" office:value="0.000920799544353563" calcext:value-type="float">
            <text:p>0.0009207995</text:p>
          </table:table-cell>
          <table:table-cell office:value-type="float" office:value="0.0000369926466721411" calcext:value-type="float">
            <text:p>3.69926466721411E-05</text:p>
          </table:table-cell>
          <table:table-cell table:style-name="ce1" office:value-type="float" office:value="0.00000162097185081811" calcext:value-type="float">
            <text:p>1.62E-06</text:p>
          </table:table-cell>
          <table:table-cell table:style-name="ce1" office:value-type="float" office:value="0.00000178539242272196" calcext:value-type="float">
            <text:p>1.79E-06</text:p>
          </table:table-cell>
          <table:table-cell table:style-name="ce1" office:value-type="float" office:value="0.0000000117028029465717" calcext:value-type="float">
            <text:p>1.17E-08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0342976987943321" calcext:value-type="float">
            <text:p>3.42976987943321E-06</text:p>
          </table:table-cell>
          <table:table-cell table:formula="of:=([.J4]/[.I4])*100" office:value-type="float" office:value="0.0342976987943321" calcext:value-type="float">
            <text:p>0.0342976988</text:p>
          </table:table-cell>
          <table:table-cell/>
          <table:table-cell table:formula="of:=[.J4]/[.H4]" office:value-type="float" office:value="0.00342976987943321" calcext:value-type="float">
            <text:p>0.0034297699</text:p>
          </table:table-cell>
          <table:table-cell table:formula="of:=([.B4]+[.D4])/([.C4]+[.E4]+[.F4])" office:value-type="float" office:value="23.7800117008891" calcext:value-type="float">
            <text:p>23.7800117009</text:p>
          </table:table-cell>
          <table:table-cell table:formula="of:=([.B4]+[.D4])/(2*[.C4]+2*[.E4]+2*[.F4])" office:value-type="float" office:value="11.8900058504446" calcext:value-type="float">
            <text:p>11.8900058504</text:p>
          </table:table-cell>
          <table:table-cell table:formula="of:=([.B4]+[.D4])/([.B4]+(2*[.C4])+[.D4]+(2*[.E4])+(2*[.F4]))" office:value-type="float" office:value="0.922420516204381" calcext:value-type="float">
            <text:p>0.9224205162</text:p>
          </table:table-cell>
          <table:table-cell table:formula="of:=[.D4]/([.B4]+[.D4])" office:value-type="float" office:value="0.00175730246925574" calcext:value-type="float">
            <text:p>0.0017573025</text:p>
          </table:table-cell>
          <table:table-cell table:formula="of:=([.E4]+(2*[.F4]))/(2*([.C4]+[.E4]+[.F4]))" office:value-type="float" office:value="0.0233154171711212" calcext:value-type="float">
            <text:p>0.0233154172</text:p>
          </table:table-cell>
          <table:table-cell table:formula="of:=([.P4]*[.Q4])+((1-[.P4])*[.R4])" office:value-type="float" office:value="0.00342976987943321" calcext:value-type="float">
            <text:p>0.0034297699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931447756204" calcext:value-type="float">
            <text:p>0.0199931448</text:p>
          </table:table-cell>
          <table:table-cell office:value-type="float" office:value="0.000916338376716413" calcext:value-type="float">
            <text:p>0.0009163384</text:p>
          </table:table-cell>
          <table:table-cell office:value-type="float" office:value="0.0000366350647802083" calcext:value-type="float">
            <text:p>3.66350647802083E-05</text:p>
          </table:table-cell>
          <table:table-cell table:style-name="ce1" office:value-type="float" office:value="0.00000322623755451293" calcext:value-type="float">
            <text:p>3.23E-06</text:p>
          </table:table-cell>
          <table:table-cell table:style-name="ce1" office:value-type="float" office:value="0.00000353626934358395" calcext:value-type="float">
            <text:p>3.54E-06</text:p>
          </table:table-cell>
          <table:table-cell table:style-name="ce1" office:value-type="float" office:value="0.0000000463587407449337" calcext:value-type="float">
            <text:p>4.64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0685522437958674" calcext:value-type="float">
            <text:p>6.85522437958674E-06</text:p>
          </table:table-cell>
          <table:table-cell table:formula="of:=([.J5]/[.I5])*100" office:value-type="float" office:value="0.0342761218979337" calcext:value-type="float">
            <text:p>0.0342761219</text:p>
          </table:table-cell>
          <table:table-cell/>
          <table:table-cell table:formula="of:=[.J5]/[.H5]" office:value-type="float" office:value="0.00685522437958674" calcext:value-type="float">
            <text:p>0.0068552244</text:p>
          </table:table-cell>
          <table:table-cell table:formula="of:=([.B5]+[.D5])/([.C5]+[.E5]+[.F5])" office:value-type="float" office:value="22.8646784232064" calcext:value-type="float">
            <text:p>22.8646784232</text:p>
          </table:table-cell>
          <table:table-cell table:formula="of:=([.B5]+[.D5])/(2*[.C5]+2*[.E5]+2*[.F5])" office:value-type="float" office:value="11.4323392116032" calcext:value-type="float">
            <text:p>11.4323392116</text:p>
          </table:table-cell>
          <table:table-cell table:formula="of:=([.B5]+[.D5])/([.B5]+(2*[.C5])+[.D5]+(2*[.E5])+(2*[.F5]))" office:value-type="float" office:value="0.919564614270925" calcext:value-type="float">
            <text:p>0.9195646143</text:p>
          </table:table-cell>
          <table:table-cell table:formula="of:=[.D5]/([.B5]+[.D5])" office:value-type="float" office:value="0.00350844030364396" calcext:value-type="float">
            <text:p>0.0035084403</text:p>
          </table:table-cell>
          <table:table-cell table:formula="of:=([.E5]+(2*[.F5]))/(2*([.C5]+[.E5]+[.F5]))" office:value-type="float" office:value="0.0451167952037566" calcext:value-type="float">
            <text:p>0.0451167952</text:p>
          </table:table-cell>
          <table:table-cell table:formula="of:=([.P5]*[.Q5])+((1-[.P5])*[.R5])" office:value-type="float" office:value="0.00685522437958675" calcext:value-type="float">
            <text:p>0.0068552244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897242065448" calcext:value-type="float">
            <text:p>0.0299897242</text:p>
          </table:table-cell>
          <table:table-cell office:value-type="float" office:value="0.000911907684158141" calcext:value-type="float">
            <text:p>0.0009119077</text:p>
          </table:table-cell>
          <table:table-cell office:value-type="float" office:value="0.0000362816444931113" calcext:value-type="float">
            <text:p>3.62816444931113E-05</text:p>
          </table:table-cell>
          <table:table-cell table:style-name="ce1" office:value-type="float" office:value="0.00000481595813714758" calcext:value-type="float">
            <text:p>4.82E-06</text:p>
          </table:table-cell>
          <table:table-cell table:style-name="ce1" office:value-type="float" office:value="0.0000052532334004586" calcext:value-type="float">
            <text:p>5.25E-06</text:p>
          </table:table-cell>
          <table:table-cell table:style-name="ce1" office:value-type="float" office:value="0.000000103300958786002" calcext:value-type="float">
            <text:p>1.03E-07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102757934551782" calcext:value-type="float">
            <text:p>1.02757934551782E-05</text:p>
          </table:table-cell>
          <table:table-cell table:formula="of:=([.J6]/[.I6])*100" office:value-type="float" office:value="0.034252644850594" calcext:value-type="float">
            <text:p>0.0342526449</text:p>
          </table:table-cell>
          <table:table-cell/>
          <table:table-cell table:formula="of:=[.J6]/[.H6]" office:value-type="float" office:value="0.0102757934551782" calcext:value-type="float">
            <text:p>0.0102757935</text:p>
          </table:table-cell>
          <table:table-cell table:formula="of:=([.B6]+[.D6])/([.C6]+[.E6]+[.F6])" office:value-type="float" office:value="22.0164202076628" calcext:value-type="float">
            <text:p>22.0164202077</text:p>
          </table:table-cell>
          <table:table-cell table:formula="of:=([.B6]+[.D6])/(2*[.C6]+2*[.E6]+2*[.F6])" office:value-type="float" office:value="11.0082101038314" calcext:value-type="float">
            <text:p>11.0082101038</text:p>
          </table:table-cell>
          <table:table-cell table:formula="of:=([.B6]+[.D6])/([.B6]+(2*[.C6])+[.D6]+(2*[.E6])+(2*[.F6]))" office:value-type="float" office:value="0.916723642295288" calcext:value-type="float">
            <text:p>0.9167236423</text:p>
          </table:table-cell>
          <table:table-cell table:formula="of:=[.D6]/([.B6]+[.D6])" office:value-type="float" office:value="0.00525344598410205" calcext:value-type="float">
            <text:p>0.005253446</text:p>
          </table:table-cell>
          <table:table-cell table:formula="of:=([.E6]+(2*[.F6]))/(2*([.C6]+[.E6]+[.F6]))" office:value-type="float" office:value="0.0655628496312308" calcext:value-type="float">
            <text:p>0.0655628496</text:p>
          </table:table-cell>
          <table:table-cell table:formula="of:=([.P6]*[.Q6])+((1-[.P6])*[.R6])" office:value-type="float" office:value="0.0102757934551782" calcext:value-type="float">
            <text:p>0.0102757935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9828998816347" calcext:value-type="float">
            <text:p>0.0499828999</text:p>
          </table:table-cell>
          <table:table-cell office:value-type="float" office:value="0.00090313777765451" calcext:value-type="float">
            <text:p>0.0009031378</text:p>
          </table:table-cell>
          <table:table-cell office:value-type="float" office:value="0.0000355871517948697" calcext:value-type="float">
            <text:p>3.55871517948697E-05</text:p>
          </table:table-cell>
          <table:table-cell table:style-name="ce1" office:value-type="float" office:value="0.00000794940848560118" calcext:value-type="float">
            <text:p>7.95E-06</text:p>
          </table:table-cell>
          <table:table-cell table:style-name="ce1" office:value-type="float" office:value="0.00000858780039039611" calcext:value-type="float">
            <text:p>8.59E-06</text:p>
          </table:table-cell>
          <table:table-cell table:style-name="ce1" office:value-type="float" office:value="0.000000281454744678345" calcext:value-type="float">
            <text:p>2.81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017100118365354" calcext:value-type="float">
            <text:p>1.7100118365354E-05</text:p>
          </table:table-cell>
          <table:table-cell table:formula="of:=([.J7]/[.I7])*100" office:value-type="float" office:value="0.034200236730708" calcext:value-type="float">
            <text:p>0.0342002367</text:p>
          </table:table-cell>
          <table:table-cell/>
          <table:table-cell table:formula="of:=[.J7]/[.H7]" office:value-type="float" office:value="0.017100118365354" calcext:value-type="float">
            <text:p>0.0171001184</text:p>
          </table:table-cell>
          <table:table-cell table:formula="of:=([.B7]+[.D7])/([.C7]+[.E7]+[.F7])" office:value-type="float" office:value="20.4939456212877" calcext:value-type="float">
            <text:p>20.4939456213</text:p>
          </table:table-cell>
          <table:table-cell table:formula="of:=([.B7]+[.D7])/(2*[.C7]+2*[.E7]+2*[.F7])" office:value-type="float" office:value="10.2469728106438" calcext:value-type="float">
            <text:p>10.2469728106</text:p>
          </table:table-cell>
          <table:table-cell table:formula="of:=([.B7]+[.D7])/([.B7]+(2*[.C7])+[.D7]+(2*[.E7])+(2*[.F7]))" office:value-type="float" office:value="0.911087186140112" calcext:value-type="float">
            <text:p>0.9110871861</text:p>
          </table:table-cell>
          <table:table-cell table:formula="of:=[.D7]/([.B7]+[.D7])" office:value-type="float" office:value="0.00872518964873103" calcext:value-type="float">
            <text:p>0.0087251896</text:p>
          </table:table-cell>
          <table:table-cell table:formula="of:=([.E7]+(2*[.F7]))/(2*([.C7]+[.E7]+[.F7]))" office:value-type="float" office:value="0.10291778521567" calcext:value-type="float">
            <text:p>0.1029177852</text:p>
          </table:table-cell>
          <table:table-cell table:formula="of:=([.P7]*[.Q7])+((1-[.P7])*[.R7])" office:value-type="float" office:value="0.017100118365354" calcext:value-type="float">
            <text:p>0.0171001184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9727129028952" calcext:value-type="float">
            <text:p>0.0799727129</text:p>
          </table:table-cell>
          <table:table-cell office:value-type="float" office:value="0.000890211432085025" calcext:value-type="float">
            <text:p>0.0008902114</text:p>
          </table:table-cell>
          <table:table-cell office:value-type="float" office:value="0.0000345757450598589" calcext:value-type="float">
            <text:p>3.45757450598589E-05</text:p>
          </table:table-cell>
          <table:table-cell office:value-type="float" office:value="0.0000125370209597847" calcext:value-type="float">
            <text:p>0.000012537</text:p>
          </table:table-cell>
          <table:table-cell office:value-type="float" office:value="0.0000133499806904872" calcext:value-type="float">
            <text:p>0.00001335</text:p>
          </table:table-cell>
          <table:table-cell table:style-name="ce1" office:value-type="float" office:value="0.000000700047727248759" calcext:value-type="float">
            <text:p>7.00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0272870971047694" calcext:value-type="float">
            <text:p>2.72870971047694E-05</text:p>
          </table:table-cell>
          <table:table-cell table:formula="of:=([.J8]/[.I8])*100" office:value-type="float" office:value="0.0341088713809618" calcext:value-type="float">
            <text:p>0.0341088714</text:p>
          </table:table-cell>
          <table:table-cell/>
          <table:table-cell table:formula="of:=[.J8]/[.H8]" office:value-type="float" office:value="0.0272870971047694" calcext:value-type="float">
            <text:p>0.0272870971</text:p>
          </table:table-cell>
          <table:table-cell table:formula="of:=([.B8]+[.D8])/([.C8]+[.E8]+[.F8])" office:value-type="float" office:value="18.5652255683042" calcext:value-type="float">
            <text:p>18.5652255683</text:p>
          </table:table-cell>
          <table:table-cell table:formula="of:=([.B8]+[.D8])/(2*[.C8]+2*[.E8]+2*[.F8])" office:value-type="float" office:value="9.28261278415208" calcext:value-type="float">
            <text:p>9.2826127842</text:p>
          </table:table-cell>
          <table:table-cell table:formula="of:=([.B8]+[.D8])/([.B8]+(2*[.C8])+[.D8]+(2*[.E8])+(2*[.F8]))" office:value-type="float" office:value="0.90274845304481" calcext:value-type="float">
            <text:p>0.902748453</text:p>
          </table:table-cell>
          <table:table-cell table:formula="of:=[.D8]/([.B8]+[.D8])" office:value-type="float" office:value="0.0138876127868174" calcext:value-type="float">
            <text:p>0.0138876128</text:p>
          </table:table-cell>
          <table:table-cell table:formula="of:=([.E8]+(2*[.F8]))/(2*([.C8]+[.E8]+[.F8]))" office:value-type="float" office:value="0.151669321535636" calcext:value-type="float">
            <text:p>0.1516693215</text:p>
          </table:table-cell>
          <table:table-cell table:formula="of:=([.P8]*[.Q8])+((1-[.P8])*[.R8])" office:value-type="float" office:value="0.0272870971047694" calcext:value-type="float">
            <text:p>0.0272870971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9659598912093" calcext:value-type="float">
            <text:p>0.0999659599</text:p>
          </table:table-cell>
          <table:table-cell office:value-type="float" office:value="0.000881745761875182" calcext:value-type="float">
            <text:p>0.0008817458</text:p>
          </table:table-cell>
          <table:table-cell office:value-type="float" office:value="0.0000339212599264686" calcext:value-type="float">
            <text:p>3.39212599264686E-05</text:p>
          </table:table-cell>
          <table:table-cell office:value-type="float" office:value="0.0000155222572741353" calcext:value-type="float">
            <text:p>1.55222572741353E-05</text:p>
          </table:table-cell>
          <table:table-cell office:value-type="float" office:value="0.0000163716094811441" calcext:value-type="float">
            <text:p>1.63716094811441E-05</text:p>
          </table:table-cell>
          <table:table-cell table:style-name="ce1" office:value-type="float" office:value="0.00000107312101772841" calcext:value-type="float">
            <text:p>1.07E-06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0340401087907362" calcext:value-type="float">
            <text:p>3.40401087907362E-05</text:p>
          </table:table-cell>
          <table:table-cell table:formula="of:=([.J9]/[.I9])*100" office:value-type="float" office:value="0.0340401087907362" calcext:value-type="float">
            <text:p>0.0340401088</text:p>
          </table:table-cell>
          <table:table-cell/>
          <table:table-cell table:formula="of:=[.J9]/[.H9]" office:value-type="float" office:value="0.0340401087907362" calcext:value-type="float">
            <text:p>0.0340401088</text:p>
          </table:table-cell>
          <table:table-cell table:formula="of:=([.B9]+[.D9])/([.C9]+[.E9]+[.F9])" office:value-type="float" office:value="17.4681342989671" calcext:value-type="float">
            <text:p>17.468134299</text:p>
          </table:table-cell>
          <table:table-cell table:formula="of:=([.B9]+[.D9])/(2*[.C9]+2*[.E9]+2*[.F9])" office:value-type="float" office:value="8.73406714948356" calcext:value-type="float">
            <text:p>8.7340671495</text:p>
          </table:table-cell>
          <table:table-cell table:formula="of:=([.B9]+[.D9])/([.B9]+(2*[.C9])+[.D9]+(2*[.E9])+(2*[.F9]))" office:value-type="float" office:value="0.897268019149318" calcext:value-type="float">
            <text:p>0.8972680191</text:p>
          </table:table-cell>
          <table:table-cell table:formula="of:=[.D9]/([.B9]+[.D9])" office:value-type="float" office:value="0.0172994656477912" calcext:value-type="float">
            <text:p>0.0172994656</text:p>
          </table:table-cell>
          <table:table-cell table:formula="of:=([.E9]+(2*[.F9]))/(2*([.C9]+[.E9]+[.F9]))" office:value-type="float" office:value="0.180254010126759" calcext:value-type="float">
            <text:p>0.1802540101</text:p>
          </table:table-cell>
          <table:table-cell table:formula="of:=([.P9]*[.Q9])+((1-[.P9])*[.R9])" office:value-type="float" office:value="0.0340401087907362" calcext:value-type="float">
            <text:p>0.0340401088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932766103532" calcext:value-type="float">
            <text:p>0.1999327661</text:p>
          </table:table-cell>
          <table:table-cell office:value-type="float" office:value="0.000841214882338546" calcext:value-type="float">
            <text:p>0.0008412149</text:p>
          </table:table-cell>
          <table:table-cell office:value-type="float" office:value="0.0000308744413268264" calcext:value-type="float">
            <text:p>3.08744413268264E-05</text:p>
          </table:table-cell>
          <table:table-cell office:value-type="float" office:value="0.0000296176282649901" calcext:value-type="float">
            <text:p>2.96176282649901E-05</text:p>
          </table:table-cell>
          <table:table-cell office:value-type="float" office:value="0.0000298023385393717" calcext:value-type="float">
            <text:p>2.98023385393717E-05</text:p>
          </table:table-cell>
          <table:table-cell table:style-name="ce1" office:value-type="float" office:value="0.00000390696483203383" calcext:value-type="float">
            <text:p>3.91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0672338964684296" calcext:value-type="float">
            <text:p>6.72338964684296E-05</text:p>
          </table:table-cell>
          <table:table-cell table:formula="of:=([.J10]/[.I10])*100" office:value-type="float" office:value="0.0336169482342148" calcext:value-type="float">
            <text:p>0.0336169482</text:p>
          </table:table-cell>
          <table:table-cell/>
          <table:table-cell table:formula="of:=[.J10]/[.H10]" office:value-type="float" office:value="0.0672338964684296" calcext:value-type="float">
            <text:p>0.0672338965</text:p>
          </table:table-cell>
          <table:table-cell table:formula="of:=([.B10]+[.D10])/([.C10]+[.E10]+[.F10])" office:value-type="float" office:value="13.4837723435286" calcext:value-type="float">
            <text:p>13.4837723435</text:p>
          </table:table-cell>
          <table:table-cell table:formula="of:=([.B10]+[.D10])/(2*[.C10]+2*[.E10]+2*[.F10])" office:value-type="float" office:value="6.74188617176432" calcext:value-type="float">
            <text:p>6.7418861718</text:p>
          </table:table-cell>
          <table:table-cell table:formula="of:=([.B10]+[.D10])/([.B10]+(2*[.C10])+[.D10]+(2*[.E10])+(2*[.F10]))" office:value-type="float" office:value="0.870832510603536" calcext:value-type="float">
            <text:p>0.8708325106</text:p>
          </table:table-cell>
          <table:table-cell table:formula="of:=[.D10]/([.B10]+[.D10])" office:value-type="float" office:value="0.0340107057377353" calcext:value-type="float">
            <text:p>0.0340107057</text:p>
          </table:table-cell>
          <table:table-cell table:formula="of:=([.E10]+(2*[.F10]))/(2*([.C10]+[.E10]+[.F10]))" office:value-type="float" office:value="0.291220866637586" calcext:value-type="float">
            <text:p>0.2912208666</text:p>
          </table:table-cell>
          <table:table-cell table:formula="of:=([.P10]*[.Q10])+((1-[.P10])*[.R10])" office:value-type="float" office:value="0.0672338964684296" calcext:value-type="float">
            <text:p>0.0672338965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900723631778" calcext:value-type="float">
            <text:p>0.2999007236</text:p>
          </table:table-cell>
          <table:table-cell office:value-type="float" office:value="0.000803582452704052" calcext:value-type="float">
            <text:p>0.0008035825</text:p>
          </table:table-cell>
          <table:table-cell office:value-type="float" office:value="0.0000281738438043611" calcext:value-type="float">
            <text:p>2.81738438043611E-05</text:p>
          </table:table-cell>
          <table:table-cell office:value-type="float" office:value="0.0000424392122911254" calcext:value-type="float">
            <text:p>4.24392122911254E-05</text:p>
          </table:table-cell>
          <table:table-cell office:value-type="float" office:value="0.0000407934914652433" calcext:value-type="float">
            <text:p>4.07934914652433E-05</text:p>
          </table:table-cell>
          <table:table-cell table:style-name="ce1" office:value-type="float" office:value="0.00000802183223280698" calcext:value-type="float">
            <text:p>8.02E-06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0992763682219826" calcext:value-type="float">
            <text:p>9.92763682219826E-05</text:p>
          </table:table-cell>
          <table:table-cell table:formula="of:=([.J11]/[.I11])*100" office:value-type="float" office:value="0.0330921227406609" calcext:value-type="float">
            <text:p>0.0330921227</text:p>
          </table:table-cell>
          <table:table-cell/>
          <table:table-cell table:formula="of:=[.J11]/[.H11]" office:value-type="float" office:value="0.0992763682219826" calcext:value-type="float">
            <text:p>0.0992763682</text:p>
          </table:table-cell>
          <table:table-cell table:formula="of:=([.B11]+[.D11])/([.C11]+[.E11]+[.F11])" office:value-type="float" office:value="10.9888402802729" calcext:value-type="float">
            <text:p>10.9888402803</text:p>
          </table:table-cell>
          <table:table-cell table:formula="of:=([.B11]+[.D11])/(2*[.C11]+2*[.E11]+2*[.F11])" office:value-type="float" office:value="5.49442014013646" calcext:value-type="float">
            <text:p>5.4944201401</text:p>
          </table:table-cell>
          <table:table-cell table:formula="of:=([.B11]+[.D11])/([.B11]+(2*[.C11])+[.D11]+(2*[.E11])+(2*[.F11]))" office:value-type="float" office:value="0.846021664995177" calcext:value-type="float">
            <text:p>0.846021665</text:p>
          </table:table-cell>
          <table:table-cell table:formula="of:=[.D11]/([.B11]+[.D11])" office:value-type="float" office:value="0.0501632689174305" calcext:value-type="float">
            <text:p>0.0501632689</text:p>
          </table:table-cell>
          <table:table-cell table:formula="of:=([.E11]+(2*[.F11]))/(2*([.C11]+[.E11]+[.F11]))" office:value-type="float" office:value="0.369124370185436" calcext:value-type="float">
            <text:p>0.3691243702</text:p>
          </table:table-cell>
          <table:table-cell table:formula="of:=([.P11]*[.Q11])+((1-[.P11])*[.R11])" office:value-type="float" office:value="0.0992763682219826" calcext:value-type="float">
            <text:p>0.0992763682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840691115844" calcext:value-type="float">
            <text:p>0.4998406911</text:p>
          </table:table-cell>
          <table:table-cell office:value-type="float" office:value="0.000736302262151894" calcext:value-type="float">
            <text:p>0.0007363023</text:p>
          </table:table-cell>
          <table:table-cell office:value-type="float" office:value="0.0000236536127571374" calcext:value-type="float">
            <text:p>2.36536127571374E-05</text:p>
          </table:table-cell>
          <table:table-cell office:value-type="float" office:value="0.000064810757741971" calcext:value-type="float">
            <text:p>6.4810757741971E-05</text:p>
          </table:table-cell>
          <table:table-cell office:value-type="float" office:value="0.0000570816281781292" calcext:value-type="float">
            <text:p>5.70816281781292E-05</text:p>
          </table:table-cell>
          <table:table-cell table:style-name="ce1" office:value-type="float" office:value="0.0000187082491178008" calcext:value-type="float">
            <text:p>1.87E-05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159308884155702" calcext:value-type="float">
            <text:p>0.0001593089</text:p>
          </table:table-cell>
          <table:table-cell table:formula="of:=([.J12]/[.I12])*100" office:value-type="float" office:value="0.0318617768311404" calcext:value-type="float">
            <text:p>0.0318617768</text:p>
          </table:table-cell>
          <table:table-cell/>
          <table:table-cell table:formula="of:=[.J12]/[.H12]" office:value-type="float" office:value="0.159308884155702" calcext:value-type="float">
            <text:p>0.1593088842</text:p>
          </table:table-cell>
          <table:table-cell table:formula="of:=([.B12]+[.D12])/([.C12]+[.E12]+[.F12])" office:value-type="float" office:value="8.05596243118938" calcext:value-type="float">
            <text:p>8.0559624312</text:p>
          </table:table-cell>
          <table:table-cell table:formula="of:=([.B12]+[.D12])/(2*[.C12]+2*[.E12]+2*[.F12])" office:value-type="float" office:value="4.02798121559469" calcext:value-type="float">
            <text:p>4.0279812156</text:p>
          </table:table-cell>
          <table:table-cell table:formula="of:=([.B12]+[.D12])/([.B12]+(2*[.C12])+[.D12]+(2*[.E12])+(2*[.F12]))" office:value-type="float" office:value="0.801113019893865" calcext:value-type="float">
            <text:p>0.8011130199</text:p>
          </table:table-cell>
          <table:table-cell table:formula="of:=[.D12]/([.B12]+[.D12])" office:value-type="float" office:value="0.0809008917999577" calcext:value-type="float">
            <text:p>0.0809008918</text:p>
          </table:table-cell>
          <table:table-cell table:formula="of:=([.E12]+(2*[.F12]))/(2*([.C12]+[.E12]+[.F12]))" office:value-type="float" office:value="0.475134804517131" calcext:value-type="float">
            <text:p>0.4751348045</text:p>
          </table:table-cell>
          <table:table-cell table:formula="of:=([.P12]*[.Q12])+((1-[.P12])*[.R12])" office:value-type="float" office:value="0.159308884155702" calcext:value-type="float">
            <text:p>0.1593088842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761220737093" calcext:value-type="float">
            <text:p>0.7997612207</text:p>
          </table:table-cell>
          <table:table-cell office:value-type="float" office:value="0.000652382808924519" calcext:value-type="float">
            <text:p>0.0006523828</text:p>
          </table:table-cell>
          <table:table-cell office:value-type="float" office:value="0.0000185690732608601" calcext:value-type="float">
            <text:p>1.85690732608601E-05</text:p>
          </table:table-cell>
          <table:table-cell office:value-type="float" office:value="0.000091880258058158" calcext:value-type="float">
            <text:p>9.1880258058158E-05</text:p>
          </table:table-cell>
          <table:table-cell office:value-type="float" office:value="0.0000716997816470714" calcext:value-type="float">
            <text:p>7.16997816470714E-05</text:p>
          </table:table-cell>
          <table:table-cell table:style-name="ce1" office:value-type="float" office:value="0.00003759961160073" calcext:value-type="float">
            <text:p>3.76E-05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238779262906689" calcext:value-type="float">
            <text:p>0.0002387793</text:p>
          </table:table-cell>
          <table:table-cell table:formula="of:=([.J13]/[.I13])*100" office:value-type="float" office:value="0.0298474078633362" calcext:value-type="float">
            <text:p>0.0298474079</text:p>
          </table:table-cell>
          <table:table-cell/>
          <table:table-cell table:formula="of:=[.J13]/[.H13]" office:value-type="float" office:value="0.238779262906689" calcext:value-type="float">
            <text:p>0.2387792629</text:p>
          </table:table-cell>
          <table:table-cell table:formula="of:=([.B13]+[.D13])/([.C13]+[.E13]+[.F13])" office:value-type="float" office:value="5.82053642547017" calcext:value-type="float">
            <text:p>5.8205364255</text:p>
          </table:table-cell>
          <table:table-cell table:formula="of:=([.B13]+[.D13])/(2*[.C13]+2*[.E13]+2*[.F13])" office:value-type="float" office:value="2.91026821273509" calcext:value-type="float">
            <text:p>2.9102682127</text:p>
          </table:table-cell>
          <table:table-cell table:formula="of:=([.B13]+[.D13])/([.B13]+(2*[.C13])+[.D13]+(2*[.E13])+(2*[.F13]))" office:value-type="float" office:value="0.744263066982677" calcext:value-type="float">
            <text:p>0.744263067</text:p>
          </table:table-cell>
          <table:table-cell table:formula="of:=[.D13]/([.B13]+[.D13])" office:value-type="float" office:value="0.123451320015986" calcext:value-type="float">
            <text:p>0.12345132</text:p>
          </table:table-cell>
          <table:table-cell table:formula="of:=([.E13]+(2*[.F13]))/(2*([.C13]+[.E13]+[.F13]))" office:value-type="float" office:value="0.57441450914163" calcext:value-type="float">
            <text:p>0.5744145091</text:p>
          </table:table-cell>
          <table:table-cell table:formula="of:=([.P13]*[.Q13])+((1-[.P13])*[.R13])" office:value-type="float" office:value="0.238779262906689" calcext:value-type="float">
            <text:p>0.2387792629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714875297477" calcext:value-type="float">
            <text:p>0.9997148753</text:p>
          </table:table-cell>
          <table:table-cell office:value-type="float" office:value="0.000605629414490932" calcext:value-type="float">
            <text:p>0.0006056294</text:p>
          </table:table-cell>
          <table:table-cell office:value-type="float" office:value="0.0000160029162732039" calcext:value-type="float">
            <text:p>1.60029162732039E-05</text:p>
          </table:table-cell>
          <table:table-cell office:value-type="float" office:value="0.000106620930960293" calcext:value-type="float">
            <text:p>0.0001066209</text:p>
          </table:table-cell>
          <table:table-cell office:value-type="float" office:value="0.0000772400504395187" calcext:value-type="float">
            <text:p>7.72400504395187E-05</text:p>
          </table:table-cell>
          <table:table-cell table:style-name="ce1" office:value-type="float" office:value="0.000050631860561665" calcext:value-type="float">
            <text:p>5.06E-05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285124702523141" calcext:value-type="float">
            <text:p>0.0002851247</text:p>
          </table:table-cell>
          <table:table-cell table:formula="of:=([.J14]/[.I14])*100" office:value-type="float" office:value="0.0285124702523141" calcext:value-type="float">
            <text:p>0.0285124703</text:p>
          </table:table-cell>
          <table:table-cell/>
          <table:table-cell table:formula="of:=[.J14]/[.H14]" office:value-type="float" office:value="0.285124702523141" calcext:value-type="float">
            <text:p>0.2851247025</text:p>
          </table:table-cell>
          <table:table-cell table:formula="of:=([.B14]+[.D14])/([.C14]+[.E14]+[.F14])" office:value-type="float" office:value="4.95048618958807" calcext:value-type="float">
            <text:p>4.9504861896</text:p>
          </table:table-cell>
          <table:table-cell table:formula="of:=([.B14]+[.D14])/(2*[.C14]+2*[.E14]+2*[.F14])" office:value-type="float" office:value="2.47524309479403" calcext:value-type="float">
            <text:p>2.4752430948</text:p>
          </table:table-cell>
          <table:table-cell table:formula="of:=([.B14]+[.D14])/([.B14]+(2*[.C14])+[.D14]+(2*[.E14])+(2*[.F14]))" office:value-type="float" office:value="0.712250345451225" calcext:value-type="float">
            <text:p>0.7122503455</text:p>
          </table:table-cell>
          <table:table-cell table:formula="of:=[.D14]/([.B14]+[.D14])" office:value-type="float" office:value="0.149695864159597" calcext:value-type="float">
            <text:p>0.1496958642</text:p>
          </table:table-cell>
          <table:table-cell table:formula="of:=([.E14]+(2*[.F14]))/(2*([.C14]+[.E14]+[.F14]))" office:value-type="float" office:value="0.620343999518482" calcext:value-type="float">
            <text:p>0.6203439995</text:p>
          </table:table-cell>
          <table:table-cell table:formula="of:=([.P14]*[.Q14])+((1-[.P14])*[.R14])" office:value-type="float" office:value="0.285124702523141" calcext:value-type="float">
            <text:p>0.2851247025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54362020272" calcext:value-type="float">
            <text:p>1.9995436202</text:p>
          </table:table-cell>
          <table:table-cell office:value-type="float" office:value="0.00044357650803129" calcext:value-type="float">
            <text:p>0.0004435765</text:p>
          </table:table-cell>
          <table:table-cell table:style-name="ce1" office:value-type="float" office:value="0.00000858464396916168" calcext:value-type="float">
            <text:p>8.58E-06</text:p>
          </table:table-cell>
          <table:table-cell office:value-type="float" office:value="0.000156191996557885" calcext:value-type="float">
            <text:p>0.000156192</text:p>
          </table:table-cell>
          <table:table-cell office:value-type="float" office:value="0.000082874406747442" calcext:value-type="float">
            <text:p>8.2874406747442E-05</text:p>
          </table:table-cell>
          <table:table-cell table:style-name="ce1" office:value-type="float" office:value="0.000108656696988809" calcext:value-type="float">
            <text:p>1.09E-04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456379797282945" calcext:value-type="float">
            <text:p>0.0004563798</text:p>
          </table:table-cell>
          <table:table-cell table:formula="of:=([.J15]/[.I15])*100" office:value-type="float" office:value="0.0228189898641472" calcext:value-type="float">
            <text:p>0.0228189899</text:p>
          </table:table-cell>
          <table:table-cell/>
          <table:table-cell table:formula="of:=[.J15]/[.H15]" office:value-type="float" office:value="0.456379797282945" calcext:value-type="float">
            <text:p>0.4563797973</text:p>
          </table:table-cell>
          <table:table-cell table:formula="of:=([.B15]+[.D15])/([.C15]+[.E15]+[.F15])" office:value-type="float" office:value="2.99710798108745" calcext:value-type="float">
            <text:p>2.9971079811</text:p>
          </table:table-cell>
          <table:table-cell table:formula="of:=([.B15]+[.D15])/(2*[.C15]+2*[.E15]+2*[.F15])" office:value-type="float" office:value="1.49855399054373" calcext:value-type="float">
            <text:p>1.4985539905</text:p>
          </table:table-cell>
          <table:table-cell table:formula="of:=([.B15]+[.D15])/([.B15]+(2*[.C15])+[.D15]+(2*[.E15])+(2*[.F15]))" office:value-type="float" office:value="0.599768504589175" calcext:value-type="float">
            <text:p>0.5997685046</text:p>
          </table:table-cell>
          <table:table-cell table:formula="of:=[.D15]/([.B15]+[.D15])" office:value-type="float" office:value="0.260420471169743" calcext:value-type="float">
            <text:p>0.2604204712</text:p>
          </table:table-cell>
          <table:table-cell table:formula="of:=([.E15]+(2*[.F15]))/(2*([.C15]+[.E15]+[.F15]))" office:value-type="float" office:value="0.750035427414143" calcext:value-type="float">
            <text:p>0.7500354274</text:p>
          </table:table-cell>
          <table:table-cell table:formula="of:=([.P15]*[.Q15])+((1-[.P15])*[.R15])" office:value-type="float" office:value="0.456379797282945" calcext:value-type="float">
            <text:p>0.4563797973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43637504183" calcext:value-type="float">
            <text:p>2.999436375</text:p>
          </table:table-cell>
          <table:table-cell office:value-type="float" office:value="0.000348860567913414" calcext:value-type="float">
            <text:p>0.0003488606</text:p>
          </table:table-cell>
          <table:table-cell table:style-name="ce1" office:value-type="float" office:value="0.00000530993224971166" calcext:value-type="float">
            <text:p>5.31E-06</text:p>
          </table:table-cell>
          <table:table-cell office:value-type="float" office:value="0.000184268412097957" calcext:value-type="float">
            <text:p>0.0001842684</text:p>
          </table:table-cell>
          <table:table-cell table:style-name="ce1" office:value-type="float" office:value="0.0000768946094164919" calcext:value-type="float">
            <text:p>7.69E-05</text:p>
          </table:table-cell>
          <table:table-cell table:style-name="ce1" office:value-type="float" office:value="0.000151230968328111" calcext:value-type="float">
            <text:p>1.51E-04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563624958170671" calcext:value-type="float">
            <text:p>0.000563625</text:p>
          </table:table-cell>
          <table:table-cell table:formula="of:=([.J16]/[.I16])*100" office:value-type="float" office:value="0.018787498605689" calcext:value-type="float">
            <text:p>0.0187874986</text:p>
          </table:table-cell>
          <table:table-cell/>
          <table:table-cell table:formula="of:=[.J16]/[.H16]" office:value-type="float" office:value="0.563624958170671" calcext:value-type="float">
            <text:p>0.5636249582</text:p>
          </table:table-cell>
          <table:table-cell table:formula="of:=([.B16]+[.D16])/([.C16]+[.E16]+[.F16])" office:value-type="float" office:value="2.28383839298637" calcext:value-type="float">
            <text:p>2.283838393</text:p>
          </table:table-cell>
          <table:table-cell table:formula="of:=([.B16]+[.D16])/(2*[.C16]+2*[.E16]+2*[.F16])" office:value-type="float" office:value="1.14191919649319" calcext:value-type="float">
            <text:p>1.1419191965</text:p>
          </table:table-cell>
          <table:table-cell table:formula="of:=([.B16]+[.D16])/([.B16]+(2*[.C16])+[.D16]+(2*[.E16])+(2*[.F16]))" office:value-type="float" office:value="0.533128980011371" calcext:value-type="float">
            <text:p>0.53312898</text:p>
          </table:table-cell>
          <table:table-cell table:formula="of:=[.D16]/([.B16]+[.D16])" office:value-type="float" office:value="0.345635707318005" calcext:value-type="float">
            <text:p>0.3456357073</text:p>
          </table:table-cell>
          <table:table-cell table:formula="of:=([.E16]+(2*[.F16]))/(2*([.C16]+[.E16]+[.F16]))" office:value-type="float" office:value="0.812551068348499" calcext:value-type="float">
            <text:p>0.8125510683</text:p>
          </table:table-cell>
          <table:table-cell table:formula="of:=([.P16]*[.Q16])+((1-[.P16])*[.R16])" office:value-type="float" office:value="0.563624958170671" calcext:value-type="float">
            <text:p>0.5636249582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31178218606" calcext:value-type="float">
            <text:p>4.9993117822</text:p>
          </table:table-cell>
          <table:table-cell office:value-type="float" office:value="0.000243929781580217" calcext:value-type="float">
            <text:p>0.0002439298</text:p>
          </table:table-cell>
          <table:table-cell table:style-name="ce1" office:value-type="float" office:value="0.00000259606084367343" calcext:value-type="float">
            <text:p>2.60E-06</text:p>
          </table:table-cell>
          <table:table-cell office:value-type="float" office:value="0.000214750609573197" calcext:value-type="float">
            <text:p>0.0002147506</text:p>
          </table:table-cell>
          <table:table-cell table:style-name="ce1" office:value-type="float" office:value="0.0000626602827943977" calcext:value-type="float">
            <text:p>6.27E-05</text:p>
          </table:table-cell>
          <table:table-cell table:style-name="ce1" office:value-type="float" office:value="0.000205403460785222" calcext:value-type="float">
            <text:p>2.05E-04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688217813938038" calcext:value-type="float">
            <text:p>0.0006882178</text:p>
          </table:table-cell>
          <table:table-cell table:formula="of:=([.J17]/[.I17])*100" office:value-type="float" office:value="0.0137643562787608" calcext:value-type="float">
            <text:p>0.0137643563</text:p>
          </table:table-cell>
          <table:table-cell/>
          <table:table-cell table:formula="of:=[.J17]/[.H17]" office:value-type="float" office:value="0.688217813938038" calcext:value-type="float">
            <text:p>0.6882178139</text:p>
          </table:table-cell>
          <table:table-cell table:formula="of:=([.B17]+[.D17])/([.C17]+[.E17]+[.F17])" office:value-type="float" office:value="1.6946749523105" calcext:value-type="float">
            <text:p>1.6946749523</text:p>
          </table:table-cell>
          <table:table-cell table:formula="of:=([.B17]+[.D17])/(2*[.C17]+2*[.E17]+2*[.F17])" office:value-type="float" office:value="0.847337476155251" calcext:value-type="float">
            <text:p>0.8473374762</text:p>
          </table:table-cell>
          <table:table-cell table:formula="of:=([.B17]+[.D17])/([.B17]+(2*[.C17])+[.D17]+(2*[.E17])+(2*[.F17]))" office:value-type="float" office:value="0.458680391153414" calcext:value-type="float">
            <text:p>0.4586803912</text:p>
          </table:table-cell>
          <table:table-cell table:formula="of:=[.D17]/([.B17]+[.D17])" office:value-type="float" office:value="0.468192261354747" calcext:value-type="float">
            <text:p>0.4681922614</text:p>
          </table:table-cell>
          <table:table-cell table:formula="of:=([.E17]+(2*[.F17]))/(2*([.C17]+[.E17]+[.F17]))" office:value-type="float" office:value="0.874653710353629" calcext:value-type="float">
            <text:p>0.8746537104</text:p>
          </table:table-cell>
          <table:table-cell table:formula="of:=([.P17]*[.Q17])+((1-[.P17])*[.R17])" office:value-type="float" office:value="0.688217813938038" calcext:value-type="float">
            <text:p>0.6882178139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21783251972" calcext:value-type="float">
            <text:p>7.9992178325</text:p>
          </table:table-cell>
          <table:table-cell office:value-type="float" office:value="0.000167882304203095" calcext:value-type="float">
            <text:p>0.0001678823</text:p>
          </table:table-cell>
          <table:table-cell table:style-name="ce1" office:value-type="float" office:value="0.00000122968834165581" calcext:value-type="float">
            <text:p>1.23E-06</text:p>
          </table:table-cell>
          <table:table-cell office:value-type="float" office:value="0.000236489466104233" calcext:value-type="float">
            <text:p>0.0002364895</text:p>
          </table:table-cell>
          <table:table-cell table:style-name="ce1" office:value-type="float" office:value="0.0000474908388303791" calcext:value-type="float">
            <text:p>4.75E-05</text:p>
          </table:table-cell>
          <table:table-cell table:style-name="ce1" office:value-type="float" office:value="0.000249093587674301" calcext:value-type="float">
            <text:p>2.49E-04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782167480283214" calcext:value-type="float">
            <text:p>0.0007821675</text:p>
          </table:table-cell>
          <table:table-cell table:formula="of:=([.J18]/[.I18])*100" office:value-type="float" office:value="0.00977709350354018" calcext:value-type="float">
            <text:p>0.0097770935</text:p>
          </table:table-cell>
          <table:table-cell/>
          <table:table-cell table:formula="of:=[.J18]/[.H18]" office:value-type="float" office:value="0.782167480283214" calcext:value-type="float">
            <text:p>0.7821674803</text:p>
          </table:table-cell>
          <table:table-cell table:formula="of:=([.B18]+[.D18])/([.C18]+[.E18]+[.F18])" office:value-type="float" office:value="1.35779921148456" calcext:value-type="float">
            <text:p>1.3577992115</text:p>
          </table:table-cell>
          <table:table-cell table:formula="of:=([.B18]+[.D18])/(2*[.C18]+2*[.E18]+2*[.F18])" office:value-type="float" office:value="0.678899605742281" calcext:value-type="float">
            <text:p>0.6788996057</text:p>
          </table:table-cell>
          <table:table-cell table:formula="of:=([.B18]+[.D18])/([.B18]+(2*[.C18])+[.D18]+(2*[.E18])+(2*[.F18]))" office:value-type="float" office:value="0.404371770307328" calcext:value-type="float">
            <text:p>0.4043717703</text:p>
          </table:table-cell>
          <table:table-cell table:formula="of:=[.D18]/([.B18]+[.D18])" office:value-type="float" office:value="0.584831789628879" calcext:value-type="float">
            <text:p>0.5848317896</text:p>
          </table:table-cell>
          <table:table-cell table:formula="of:=([.E18]+(2*[.F18]))/(2*([.C18]+[.E18]+[.F18]))" office:value-type="float" office:value="0.916138602867323" calcext:value-type="float">
            <text:p>0.9161386029</text:p>
          </table:table-cell>
          <table:table-cell table:formula="of:=([.P18]*[.Q18])+((1-[.P18])*[.R18])" office:value-type="float" office:value="0.782167480283214" calcext:value-type="float">
            <text:p>0.7821674803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18131598579" calcext:value-type="float">
            <text:p>9.999181316</text:p>
          </table:table-cell>
          <table:table-cell office:value-type="float" office:value="0.000138959323986665" calcext:value-type="float">
            <text:p>0.0001389593</text:p>
          </table:table-cell>
          <table:table-cell table:style-name="ce1" office:value-type="float" office:value="0.000000842481937127107" calcext:value-type="float">
            <text:p>8.42E-07</text:p>
          </table:table-cell>
          <table:table-cell office:value-type="float" office:value="0.000244687335739356" calcext:value-type="float">
            <text:p>0.0002446873</text:p>
          </table:table-cell>
          <table:table-cell table:style-name="ce1" office:value-type="float" office:value="0.0000406716979249828" calcext:value-type="float">
            <text:p>4.07E-05</text:p>
          </table:table-cell>
          <table:table-cell table:style-name="ce1" office:value-type="float" office:value="0.00026666249027488" calcext:value-type="float">
            <text:p>2.67E-04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818684014214098" calcext:value-type="float">
            <text:p>0.000818684</text:p>
          </table:table-cell>
          <table:table-cell table:formula="of:=([.J19]/[.I19])*100" office:value-type="float" office:value="0.00818684014214099" calcext:value-type="float">
            <text:p>0.0081868401</text:p>
          </table:table-cell>
          <table:table-cell/>
          <table:table-cell table:formula="of:=[.J19]/[.H19]" office:value-type="float" office:value="0.818684014214098" calcext:value-type="float">
            <text:p>0.8186840142</text:p>
          </table:table-cell>
          <table:table-cell table:formula="of:=([.B19]+[.D19])/([.C19]+[.E19]+[.F19])" office:value-type="float" office:value="1.2448919626378" calcext:value-type="float">
            <text:p>1.2448919626</text:p>
          </table:table-cell>
          <table:table-cell table:formula="of:=([.B19]+[.D19])/(2*[.C19]+2*[.E19]+2*[.F19])" office:value-type="float" office:value="0.622445981318902" calcext:value-type="float">
            <text:p>0.6224459813</text:p>
          </table:table-cell>
          <table:table-cell table:formula="of:=([.B19]+[.D19])/([.B19]+(2*[.C19])+[.D19]+(2*[.E19])+(2*[.F19]))" office:value-type="float" office:value="0.38364665972602" calcext:value-type="float">
            <text:p>0.3836466597</text:p>
          </table:table-cell>
          <table:table-cell table:formula="of:=[.D19]/([.B19]+[.D19])" office:value-type="float" office:value="0.637793473593901" calcext:value-type="float">
            <text:p>0.6377934736</text:p>
          </table:table-cell>
          <table:table-cell table:formula="of:=([.E19]+(2*[.F19]))/(2*([.C19]+[.E19]+[.F19]))" office:value-type="float" office:value="0.931278604281744" calcext:value-type="float">
            <text:p>0.9312786043</text:p>
          </table:table-cell>
          <table:table-cell table:formula="of:=([.P19]*[.Q19])+((1-[.P19])*[.R19])" office:value-type="float" office:value="0.818684014214099" calcext:value-type="float">
            <text:p>0.8186840142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90435321559176" calcext:value-type="float">
            <text:p>0.0099043532</text:p>
          </table:table-cell>
          <table:table-cell office:value-type="float" office:value="0.00632734612978212" calcext:value-type="float">
            <text:p>0.0063273461</text:p>
          </table:table-cell>
          <table:table-cell office:value-type="float" office:value="0.00174674053367998" calcext:value-type="float">
            <text:p>0.0017467405</text:p>
          </table:table-cell>
          <table:table-cell office:value-type="float" office:value="0.0000110358825207525" calcext:value-type="float">
            <text:p>1.10358825207525E-05</text:p>
          </table:table-cell>
          <table:table-cell office:value-type="float" office:value="0.000083526018449681" calcext:value-type="float">
            <text:p>0.000083526</text:p>
          </table:table-cell>
          <table:table-cell table:style-name="ce1" office:value-type="float" office:value="0.00000054244171890117" calcext:value-type="float">
            <text:p>5.42E-07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0956467844082359" calcext:value-type="float">
            <text:p>9.56467844082359E-05</text:p>
          </table:table-cell>
          <table:table-cell table:formula="of:=([.J22]/[.I22])*100" office:value-type="float" office:value="0.956467844082359" calcext:value-type="float">
            <text:p>0.9564678441</text:p>
          </table:table-cell>
          <table:table-cell/>
          <table:table-cell table:formula="of:=[.J22]/[.H22]" office:value-type="float" office:value="0.00956467844082359" calcext:value-type="float">
            <text:p>0.0095646784</text:p>
          </table:table-cell>
          <table:table-cell table:formula="of:=([.B22]+[.D22])/([.C22]+[.E22]+[.F22])" office:value-type="float" office:value="3.4620662415356" calcext:value-type="float">
            <text:p>3.4620662415</text:p>
          </table:table-cell>
          <table:table-cell table:formula="of:=([.B22]+[.D22])/(2*[.C22]+2*[.E22]+2*[.F22])" office:value-type="float" office:value="1.7310331207678" calcext:value-type="float">
            <text:p>1.7310331208</text:p>
          </table:table-cell>
          <table:table-cell table:formula="of:=([.B22]+[.D22])/([.B22]+(2*[.C22])+[.D22]+(2*[.E22])+(2*[.F22]))" office:value-type="float" office:value="0.633838201230287" calcext:value-type="float">
            <text:p>0.6338382012</text:p>
          </table:table-cell>
          <table:table-cell table:formula="of:=[.D22]/([.B22]+[.D22])" office:value-type="float" office:value="0.00174111981564566" calcext:value-type="float">
            <text:p>0.0017411198</text:p>
          </table:table-cell>
          <table:table-cell table:formula="of:=([.E22]+(2*[.F22]))/(2*([.C22]+[.E22]+[.F22]))" office:value-type="float" office:value="0.0231075175432752" calcext:value-type="float">
            <text:p>0.0231075175</text:p>
          </table:table-cell>
          <table:table-cell table:formula="of:=([.P22]*[.Q22])+((1-[.P22])*[.R22])" office:value-type="float" office:value="0.00956467844082359" calcext:value-type="float">
            <text:p>0.0095646784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8112227466053" calcext:value-type="float">
            <text:p>0.0198112227</text:p>
          </table:table-cell>
          <table:table-cell office:value-type="float" office:value="0.00624515298718177" calcext:value-type="float">
            <text:p>0.006245153</text:p>
          </table:table-cell>
          <table:table-cell office:value-type="float" office:value="0.00170165446040711" calcext:value-type="float">
            <text:p>0.0017016545</text:p>
          </table:table-cell>
          <table:table-cell office:value-type="float" office:value="0.0000217878169888522" calcext:value-type="float">
            <text:p>2.17878169888522E-05</text:p>
          </table:table-cell>
          <table:table-cell office:value-type="float" office:value="0.000162760838609303" calcext:value-type="float">
            <text:p>0.0001627608</text:p>
          </table:table-cell>
          <table:table-cell table:style-name="ce1" office:value-type="float" office:value="0.00000211429889827382" calcext:value-type="float">
            <text:p>2.11E-06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188777253394703" calcext:value-type="float">
            <text:p>0.0001887773</text:p>
          </table:table-cell>
          <table:table-cell table:formula="of:=([.J23]/[.I23])*100" office:value-type="float" office:value="0.943886266973517" calcext:value-type="float">
            <text:p>0.943886267</text:p>
          </table:table-cell>
          <table:table-cell/>
          <table:table-cell table:formula="of:=[.J23]/[.H23]" office:value-type="float" office:value="0.0188777253394703" calcext:value-type="float">
            <text:p>0.0188777253</text:p>
          </table:table-cell>
          <table:table-cell table:formula="of:=([.B23]+[.D23])/([.C23]+[.E23]+[.F23])" office:value-type="float" office:value="3.35753625936182" calcext:value-type="float">
            <text:p>3.3575362594</text:p>
          </table:table-cell>
          <table:table-cell table:formula="of:=([.B23]+[.D23])/(2*[.C23]+2*[.E23]+2*[.F23])" office:value-type="float" office:value="1.67876812968091" calcext:value-type="float">
            <text:p>1.6787681297</text:p>
          </table:table-cell>
          <table:table-cell table:formula="of:=([.B23]+[.D23])/([.B23]+(2*[.C23])+[.D23]+(2*[.E23])+(2*[.F23]))" office:value-type="float" office:value="0.626694080417062" calcext:value-type="float">
            <text:p>0.6266940804</text:p>
          </table:table-cell>
          <table:table-cell table:formula="of:=[.D23]/([.B23]+[.D23])" office:value-type="float" office:value="0.00347662722046976" calcext:value-type="float">
            <text:p>0.0034766272</text:p>
          </table:table-cell>
          <table:table-cell table:formula="of:=([.E23]+(2*[.F23]))/(2*([.C23]+[.E23]+[.F23]))" office:value-type="float" office:value="0.0447325980237371" calcext:value-type="float">
            <text:p>0.044732598</text:p>
          </table:table-cell>
          <table:table-cell table:formula="of:=([.P23]*[.Q23])+((1-[.P23])*[.R23])" office:value-type="float" office:value="0.0188777253394703" calcext:value-type="float">
            <text:p>0.0188777253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7204754894788" calcext:value-type="float">
            <text:p>0.0297204755</text:p>
          </table:table-cell>
          <table:table-cell office:value-type="float" office:value="0.00616547429902564" calcext:value-type="float">
            <text:p>0.0061654743</text:p>
          </table:table-cell>
          <table:table-cell office:value-type="float" office:value="0.00165851038947279" calcext:value-type="float">
            <text:p>0.0016585104</text:p>
          </table:table-cell>
          <table:table-cell office:value-type="float" office:value="0.0000322687097729742" calcext:value-type="float">
            <text:p>3.22687097729742E-05</text:p>
          </table:table-cell>
          <table:table-cell office:value-type="float" office:value="0.000237980411507608" calcext:value-type="float">
            <text:p>0.0002379804</text:p>
          </table:table-cell>
          <table:table-cell table:style-name="ce1" office:value-type="float" office:value="0.00000463769462029914" calcext:value-type="float">
            <text:p>4.64E-06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27952451052118" calcext:value-type="float">
            <text:p>0.0002795245</text:p>
          </table:table-cell>
          <table:table-cell table:formula="of:=([.J24]/[.I24])*100" office:value-type="float" office:value="0.931748368403935" calcext:value-type="float">
            <text:p>0.9317483684</text:p>
          </table:table-cell>
          <table:table-cell/>
          <table:table-cell table:formula="of:=[.J24]/[.H24]" office:value-type="float" office:value="0.027952451052118" calcext:value-type="float">
            <text:p>0.0279524511</text:p>
          </table:table-cell>
          <table:table-cell table:formula="of:=([.B24]+[.D24])/([.C24]+[.E24]+[.F24])" office:value-type="float" office:value="3.26003372372803" calcext:value-type="float">
            <text:p>3.2600337237</text:p>
          </table:table-cell>
          <table:table-cell table:formula="of:=([.B24]+[.D24])/(2*[.C24]+2*[.E24]+2*[.F24])" office:value-type="float" office:value="1.63001686186402" calcext:value-type="float">
            <text:p>1.6300168619</text:p>
          </table:table-cell>
          <table:table-cell table:formula="of:=([.B24]+[.D24])/([.B24]+(2*[.C24])+[.D24]+(2*[.E24])+(2*[.F24]))" office:value-type="float" office:value="0.619774300879861" calcext:value-type="float">
            <text:p>0.6197743009</text:p>
          </table:table-cell>
          <table:table-cell table:formula="of:=[.D24]/([.B24]+[.D24])" office:value-type="float" office:value="0.00520652594455176" calcext:value-type="float">
            <text:p>0.0052065259</text:p>
          </table:table-cell>
          <table:table-cell table:formula="of:=([.E24]+(2*[.F24]))/(2*([.C24]+[.E24]+[.F24]))" office:value-type="float" office:value="0.0650286925161472" calcext:value-type="float">
            <text:p>0.0650286925</text:p>
          </table:table-cell>
          <table:table-cell table:formula="of:=([.P24]*[.Q24])+((1-[.P24])*[.R24])" office:value-type="float" office:value="0.027952451052118" calcext:value-type="float">
            <text:p>0.0279524511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5456514807441" calcext:value-type="float">
            <text:p>0.0495456515</text:p>
          </table:table-cell>
          <table:table-cell office:value-type="float" office:value="0.00601314602306176" calcext:value-type="float">
            <text:p>0.006013146</text:p>
          </table:table-cell>
          <table:table-cell office:value-type="float" office:value="0.00157757027188017" calcext:value-type="float">
            <text:p>0.0015775703</text:p>
          </table:table-cell>
          <table:table-cell office:value-type="float" office:value="0.0000524646342641296" calcext:value-type="float">
            <text:p>5.24646342641296E-05</text:p>
          </table:table-cell>
          <table:table-cell office:value-type="float" office:value="0.00037736491392195" calcext:value-type="float">
            <text:p>0.0003773649</text:p>
          </table:table-cell>
          <table:table-cell table:style-name="ce1" office:value-type="float" office:value="0.0000122594855349402" calcext:value-type="float">
            <text:p>1.23E-05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45434851925596" calcext:value-type="float">
            <text:p>0.0004543485</text:p>
          </table:table-cell>
          <table:table-cell table:formula="of:=([.J25]/[.I25])*100" office:value-type="float" office:value="0.90869703851192" calcext:value-type="float">
            <text:p>0.9086970385</text:p>
          </table:table-cell>
          <table:table-cell/>
          <table:table-cell table:formula="of:=[.J25]/[.H25]" office:value-type="float" office:value="0.045434851925596" calcext:value-type="float">
            <text:p>0.0454348519</text:p>
          </table:table-cell>
          <table:table-cell table:formula="of:=([.B25]+[.D25])/([.C25]+[.E25]+[.F25])" office:value-type="float" office:value="3.08338099208211" calcext:value-type="float">
            <text:p>3.0833809921</text:p>
          </table:table-cell>
          <table:table-cell table:formula="of:=([.B25]+[.D25])/(2*[.C25]+2*[.E25]+2*[.F25])" office:value-type="float" office:value="1.54169049604105" calcext:value-type="float">
            <text:p>1.541690496</text:p>
          </table:table-cell>
          <table:table-cell table:formula="of:=([.B25]+[.D25])/([.B25]+(2*[.C25])+[.D25]+(2*[.E25])+(2*[.F25]))" office:value-type="float" office:value="0.606561065732589" calcext:value-type="float">
            <text:p>0.6065610657</text:p>
          </table:table-cell>
          <table:table-cell table:formula="of:=[.D25]/([.B25]+[.D25])" office:value-type="float" office:value="0.00864952223742949" calcext:value-type="float">
            <text:p>0.0086495222</text:p>
          </table:table-cell>
          <table:table-cell table:formula="of:=([.E25]+(2*[.F25]))/(2*([.C25]+[.E25]+[.F25]))" office:value-type="float" office:value="0.102146445099579" calcext:value-type="float">
            <text:p>0.1021464451</text:p>
          </table:table-cell>
          <table:table-cell table:formula="of:=([.P25]*[.Q25])+((1-[.P25])*[.R25])" office:value-type="float" office:value="0.045434851925596" calcext:value-type="float">
            <text:p>0.0454348519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2985297450489" calcext:value-type="float">
            <text:p>0.0792985297</text:p>
          </table:table-cell>
          <table:table-cell office:value-type="float" office:value="0.00580053693598317" calcext:value-type="float">
            <text:p>0.0058005369</text:p>
          </table:table-cell>
          <table:table-cell office:value-type="float" office:value="0.00146798496017511" calcext:value-type="float">
            <text:p>0.001467985</text:p>
          </table:table-cell>
          <table:table-cell office:value-type="float" office:value="0.0000810014303380113" calcext:value-type="float">
            <text:p>8.10014303380113E-05</text:p>
          </table:table-cell>
          <table:table-cell office:value-type="float" office:value="0.000562022888715539" calcext:value-type="float">
            <text:p>0.0005620229</text:p>
          </table:table-cell>
          <table:table-cell table:style-name="ce1" office:value-type="float" office:value="0.0000292229679487567" calcext:value-type="float">
            <text:p>2.92E-05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0701470254951064" calcext:value-type="float">
            <text:p>0.0007014703</text:p>
          </table:table-cell>
          <table:table-cell table:formula="of:=([.J26]/[.I26])*100" office:value-type="float" office:value="0.87683781868883" calcext:value-type="float">
            <text:p>0.8768378187</text:p>
          </table:table-cell>
          <table:table-cell/>
          <table:table-cell table:formula="of:=[.J26]/[.H26]" office:value-type="float" office:value="0.0701470254951064" calcext:value-type="float">
            <text:p>0.0701470255</text:p>
          </table:table-cell>
          <table:table-cell table:formula="of:=([.B26]+[.D26])/([.C26]+[.E26]+[.F26])" office:value-type="float" office:value="2.85618218133915" calcext:value-type="float">
            <text:p>2.8561821813</text:p>
          </table:table-cell>
          <table:table-cell table:formula="of:=([.B26]+[.D26])/(2*[.C26]+2*[.E26]+2*[.F26])" office:value-type="float" office:value="1.42809109066958" calcext:value-type="float">
            <text:p>1.4280910907</text:p>
          </table:table-cell>
          <table:table-cell table:formula="of:=([.B26]+[.D26])/([.B26]+(2*[.C26])+[.D26]+(2*[.E26])+(2*[.F26]))" office:value-type="float" office:value="0.588153836632119" calcext:value-type="float">
            <text:p>0.5881538366</text:p>
          </table:table-cell>
          <table:table-cell table:formula="of:=[.D26]/([.B26]+[.D26])" office:value-type="float" office:value="0.0137721502935084" calcext:value-type="float">
            <text:p>0.0137721503</text:p>
          </table:table-cell>
          <table:table-cell table:formula="of:=([.E26]+(2*[.F26]))/(2*([.C26]+[.E26]+[.F26]))" office:value-type="float" office:value="0.150655482508118" calcext:value-type="float">
            <text:p>0.1506554825</text:p>
          </table:table-cell>
          <table:table-cell table:formula="of:=([.P26]*[.Q26])+((1-[.P26])*[.R26])" office:value-type="float" office:value="0.0701470254951064" calcext:value-type="float">
            <text:p>0.0701470255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1428158237857" calcext:value-type="float">
            <text:p>0.0991428158</text:p>
          </table:table-cell>
          <table:table-cell office:value-type="float" office:value="0.0056682504078804" calcext:value-type="float">
            <text:p>0.0056682504</text:p>
          </table:table-cell>
          <table:table-cell office:value-type="float" office:value="0.00140179100500922" calcext:value-type="float">
            <text:p>0.001401791</text:p>
          </table:table-cell>
          <table:table-cell office:value-type="float" office:value="0.000098962266527382" calcext:value-type="float">
            <text:p>9.8962266527382E-05</text:p>
          </table:table-cell>
          <table:table-cell office:value-type="float" office:value="0.000670983405886853" calcext:value-type="float">
            <text:p>0.0006709834</text:p>
          </table:table-cell>
          <table:table-cell table:style-name="ce1" office:value-type="float" office:value="0.0000436192519000416" calcext:value-type="float">
            <text:p>4.36E-05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0857184176214318" calcext:value-type="float">
            <text:p>0.0008571842</text:p>
          </table:table-cell>
          <table:table-cell table:formula="of:=([.J27]/[.I27])*100" office:value-type="float" office:value="0.857184176214318" calcext:value-type="float">
            <text:p>0.8571841762</text:p>
          </table:table-cell>
          <table:table-cell/>
          <table:table-cell table:formula="of:=[.J27]/[.H27]" office:value-type="float" office:value="0.0857184176214318" calcext:value-type="float">
            <text:p>0.0857184176</text:p>
          </table:table-cell>
          <table:table-cell table:formula="of:=([.B27]+[.D27])/([.C27]+[.E27]+[.F27])" office:value-type="float" office:value="2.72501887327915" calcext:value-type="float">
            <text:p>2.7250188733</text:p>
          </table:table-cell>
          <table:table-cell table:formula="of:=([.B27]+[.D27])/(2*[.C27]+2*[.E27]+2*[.F27])" office:value-type="float" office:value="1.36250943663957" calcext:value-type="float">
            <text:p>1.3625094366</text:p>
          </table:table-cell>
          <table:table-cell table:formula="of:=([.B27]+[.D27])/([.B27]+(2*[.C27])+[.D27]+(2*[.E27])+(2*[.F27]))" office:value-type="float" office:value="0.576721267440778" calcext:value-type="float">
            <text:p>0.5767212674</text:p>
          </table:table-cell>
          <table:table-cell table:formula="of:=[.D27]/([.B27]+[.D27])" office:value-type="float" office:value="0.0171594619644479" calcext:value-type="float">
            <text:p>0.017159462</text:p>
          </table:table-cell>
          <table:table-cell table:formula="of:=([.E27]+(2*[.F27]))/(2*([.C27]+[.E27]+[.F27]))" office:value-type="float" office:value="0.179130641670226" calcext:value-type="float">
            <text:p>0.1791306417</text:p>
          </table:table-cell>
          <table:table-cell table:formula="of:=([.P27]*[.Q27])+((1-[.P27])*[.R27])" office:value-type="float" office:value="0.0857184176214318" calcext:value-type="float">
            <text:p>0.0857184176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8452573601808" calcext:value-type="float">
            <text:p>0.1984525736</text:p>
          </table:table-cell>
          <table:table-cell office:value-type="float" office:value="0.00509811785208337" calcext:value-type="float">
            <text:p>0.0050981179</text:p>
          </table:table-cell>
          <table:table-cell office:value-type="float" office:value="0.00113397884979969" calcext:value-type="float">
            <text:p>0.0011339788</text:p>
          </table:table-cell>
          <table:table-cell office:value-type="float" office:value="0.00017816646451657" calcext:value-type="float">
            <text:p>0.0001781665</text:p>
          </table:table-cell>
          <table:table-cell office:value-type="float" office:value="0.00108649805012556" calcext:value-type="float">
            <text:p>0.0010864981</text:p>
          </table:table-cell>
          <table:table-cell office:value-type="float" office:value="0.000141380941774783" calcext:value-type="float">
            <text:p>0.0001413809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154742639819169" calcext:value-type="float">
            <text:p>0.0015474264</text:p>
          </table:table-cell>
          <table:table-cell table:formula="of:=([.J28]/[.I28])*100" office:value-type="float" office:value="0.773713199095847" calcext:value-type="float">
            <text:p>0.7737131991</text:p>
          </table:table-cell>
          <table:table-cell/>
          <table:table-cell table:formula="of:=[.J28]/[.H28]" office:value-type="float" office:value="0.154742639819169" calcext:value-type="float">
            <text:p>0.1547426398</text:p>
          </table:table-cell>
          <table:table-cell table:formula="of:=([.B28]+[.D28])/([.C28]+[.E28]+[.F28])" office:value-type="float" office:value="2.23395507699233" calcext:value-type="float">
            <text:p>2.233955077</text:p>
          </table:table-cell>
          <table:table-cell table:formula="of:=([.B28]+[.D28])/(2*[.C28]+2*[.E28]+2*[.F28])" office:value-type="float" office:value="1.11697753849617" calcext:value-type="float">
            <text:p>1.1169775385</text:p>
          </table:table-cell>
          <table:table-cell table:formula="of:=([.B28]+[.D28])/([.B28]+(2*[.C28])+[.D28]+(2*[.E28])+(2*[.F28]))" office:value-type="float" office:value="0.527628431659994" calcext:value-type="float">
            <text:p>0.5276284317</text:p>
          </table:table-cell>
          <table:table-cell table:formula="of:=[.D28]/([.B28]+[.D28])" office:value-type="float" office:value="0.0337674116529379" calcext:value-type="float">
            <text:p>0.0337674117</text:p>
          </table:table-cell>
          <table:table-cell table:formula="of:=([.E28]+(2*[.F28]))/(2*([.C28]+[.E28]+[.F28]))" office:value-type="float" office:value="0.289869252395299" calcext:value-type="float">
            <text:p>0.2898692524</text:p>
          </table:table-cell>
          <table:table-cell table:formula="of:=([.P28]*[.Q28])+((1-[.P28])*[.R28])" office:value-type="float" office:value="0.154742639819169" calcext:value-type="float">
            <text:p>0.1547426398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7875763722688" calcext:value-type="float">
            <text:p>0.2978757637</text:p>
          </table:table-cell>
          <table:table-cell office:value-type="float" office:value="0.00464258713231496" calcext:value-type="float">
            <text:p>0.0046425871</text:p>
          </table:table-cell>
          <table:table-cell office:value-type="float" office:value="0.000940384234715984" calcext:value-type="float">
            <text:p>0.0009403842</text:p>
          </table:table-cell>
          <table:table-cell office:value-type="float" office:value="0.000243531188451759" calcext:value-type="float">
            <text:p>0.0002435312</text:p>
          </table:table-cell>
          <table:table-cell office:value-type="float" office:value="0.00135240812094128" calcext:value-type="float">
            <text:p>0.0013524081</text:p>
          </table:table-cell>
          <table:table-cell office:value-type="float" office:value="0.000264148483959372" calcext:value-type="float">
            <text:p>0.0002641485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212423627731179" calcext:value-type="float">
            <text:p>0.0021242363</text:p>
          </table:table-cell>
          <table:table-cell table:formula="of:=([.J29]/[.I29])*100" office:value-type="float" office:value="0.708078759103929" calcext:value-type="float">
            <text:p>0.7080787591</text:p>
          </table:table-cell>
          <table:table-cell/>
          <table:table-cell table:formula="of:=[.J29]/[.H29]" office:value-type="float" office:value="0.212423627731179" calcext:value-type="float">
            <text:p>0.2124236277</text:p>
          </table:table-cell>
          <table:table-cell table:formula="of:=([.B29]+[.D29])/([.C29]+[.E29]+[.F29])" office:value-type="float" office:value="1.91092349305168" calcext:value-type="float">
            <text:p>1.9109234931</text:p>
          </table:table-cell>
          <table:table-cell table:formula="of:=([.B29]+[.D29])/(2*[.C29]+2*[.E29]+2*[.F29])" office:value-type="float" office:value="0.955461746525839" calcext:value-type="float">
            <text:p>0.9554617465</text:p>
          </table:table-cell>
          <table:table-cell table:formula="of:=([.B29]+[.D29])/([.B29]+(2*[.C29])+[.D29]+(2*[.E29])+(2*[.F29]))" office:value-type="float" office:value="0.488611832076672" calcext:value-type="float">
            <text:p>0.4886118321</text:p>
          </table:table-cell>
          <table:table-cell table:formula="of:=[.D29]/([.B29]+[.D29])" office:value-type="float" office:value="0.0498414431383529" calcext:value-type="float">
            <text:p>0.0498414431</text:p>
          </table:table-cell>
          <table:table-cell table:formula="of:=([.E29]+(2*[.F29]))/(2*([.C29]+[.E29]+[.F29]))" office:value-type="float" office:value="0.367764685776226" calcext:value-type="float">
            <text:p>0.3677646858</text:p>
          </table:table-cell>
          <table:table-cell table:formula="of:=([.P29]*[.Q29])+((1-[.P29])*[.R29])" office:value-type="float" office:value="0.212423627731179" calcext:value-type="float">
            <text:p>0.2124236277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695227891787" calcext:value-type="float">
            <text:p>0.4969522789</text:p>
          </table:table-cell>
          <table:table-cell office:value-type="float" office:value="0.00395298863130677" calcext:value-type="float">
            <text:p>0.0039529886</text:p>
          </table:table-cell>
          <table:table-cell office:value-type="float" office:value="0.000681767577167657" calcext:value-type="float">
            <text:p>0.0006817676</text:p>
          </table:table-cell>
          <table:table-cell office:value-type="float" office:value="0.000345939065431001" calcext:value-type="float">
            <text:p>0.0003459391</text:p>
          </table:table-cell>
          <table:table-cell office:value-type="float" office:value="0.00163575513222832" calcext:value-type="float">
            <text:p>0.0016357551</text:p>
          </table:table-cell>
          <table:table-cell office:value-type="float" office:value="0.000533013442235137" calcext:value-type="float">
            <text:p>0.0005330134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304772108212959" calcext:value-type="float">
            <text:p>0.0030477211</text:p>
          </table:table-cell>
          <table:table-cell table:formula="of:=([.J30]/[.I30])*100" office:value-type="float" office:value="0.609544216425919" calcext:value-type="float">
            <text:p>0.6095442164</text:p>
          </table:table-cell>
          <table:table-cell/>
          <table:table-cell table:formula="of:=[.J30]/[.H30]" office:value-type="float" office:value="0.304772108212959" calcext:value-type="float">
            <text:p>0.3047721082</text:p>
          </table:table-cell>
          <table:table-cell table:formula="of:=([.B30]+[.D30])/([.C30]+[.E30]+[.F30])" office:value-type="float" office:value="1.5081119719453" calcext:value-type="float">
            <text:p>1.5081119719</text:p>
          </table:table-cell>
          <table:table-cell table:formula="of:=([.B30]+[.D30])/(2*[.C30]+2*[.E30]+2*[.F30])" office:value-type="float" office:value="0.754055985972652" calcext:value-type="float">
            <text:p>0.754055986</text:p>
          </table:table-cell>
          <table:table-cell table:formula="of:=([.B30]+[.D30])/([.B30]+(2*[.C30])+[.D30]+(2*[.E30])+(2*[.F30]))" office:value-type="float" office:value="0.429892769673778" calcext:value-type="float">
            <text:p>0.4298927697</text:p>
          </table:table-cell>
          <table:table-cell table:formula="of:=[.D30]/([.B30]+[.D30])" office:value-type="float" office:value="0.0804710127349933" calcext:value-type="float">
            <text:p>0.0804710127</text:p>
          </table:table-cell>
          <table:table-cell table:formula="of:=([.E30]+(2*[.F30]))/(2*([.C30]+[.E30]+[.F30]))" office:value-type="float" office:value="0.473907691918343" calcext:value-type="float">
            <text:p>0.4739076919</text:p>
          </table:table-cell>
          <table:table-cell table:formula="of:=([.P30]*[.Q30])+((1-[.P30])*[.R30])" office:value-type="float" office:value="0.304772108212959" calcext:value-type="float">
            <text:p>0.3047721082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5933346046703" calcext:value-type="float">
            <text:p>0.795933346</text:p>
          </table:table-cell>
          <table:table-cell office:value-type="float" office:value="0.00324651921628087" calcext:value-type="float">
            <text:p>0.0032465192</text:p>
          </table:table-cell>
          <table:table-cell office:value-type="float" office:value="0.000459855270754029" calcext:value-type="float">
            <text:p>0.0004598553</text:p>
          </table:table-cell>
          <table:table-cell office:value-type="float" office:value="0.000455044672186485" calcext:value-type="float">
            <text:p>0.0004550447</text:p>
          </table:table-cell>
          <table:table-cell office:value-type="float" office:value="0.00176711628891437" calcext:value-type="float">
            <text:p>0.0017671163</text:p>
          </table:table-cell>
          <table:table-cell office:value-type="float" office:value="0.000922246496097923" calcext:value-type="float">
            <text:p>0.0009222465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40666539532967" calcext:value-type="float">
            <text:p>0.004066654</text:p>
          </table:table-cell>
          <table:table-cell table:formula="of:=([.J31]/[.I31])*100" office:value-type="float" office:value="0.508331744162087" calcext:value-type="float">
            <text:p>0.5083317442</text:p>
          </table:table-cell>
          <table:table-cell/>
          <table:table-cell table:formula="of:=[.J31]/[.H31]" office:value-type="float" office:value="0.40666539532967" calcext:value-type="float">
            <text:p>0.4066653953</text:p>
          </table:table-cell>
          <table:table-cell table:formula="of:=([.B31]+[.D31])/([.C31]+[.E31]+[.F31])" office:value-type="float" office:value="1.17539142190858" calcext:value-type="float">
            <text:p>1.1753914219</text:p>
          </table:table-cell>
          <table:table-cell table:formula="of:=([.B31]+[.D31])/(2*[.C31]+2*[.E31]+2*[.F31])" office:value-type="float" office:value="0.587695710954291" calcext:value-type="float">
            <text:p>0.587695711</text:p>
          </table:table-cell>
          <table:table-cell table:formula="of:=([.B31]+[.D31])/([.B31]+(2*[.C31])+[.D31]+(2*[.E31])+(2*[.F31]))" office:value-type="float" office:value="0.370156388846736" calcext:value-type="float">
            <text:p>0.3701563888</text:p>
          </table:table-cell>
          <table:table-cell table:formula="of:=[.D31]/([.B31]+[.D31])" office:value-type="float" office:value="0.122933086094834" calcext:value-type="float">
            <text:p>0.1229330861</text:p>
          </table:table-cell>
          <table:table-cell table:formula="of:=([.E31]+(2*[.F31]))/(2*([.C31]+[.E31]+[.F31]))" office:value-type="float" office:value="0.57341365652614" calcext:value-type="float">
            <text:p>0.5734136565</text:p>
          </table:table-cell>
          <table:table-cell table:formula="of:=([.P31]*[.Q31])+((1-[.P31])*[.R31])" office:value-type="float" office:value="0.40666539532967" calcext:value-type="float">
            <text:p>0.4066653953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541114247562" calcext:value-type="float">
            <text:p>0.9954111425</text:p>
          </table:table-cell>
          <table:table-cell office:value-type="float" office:value="0.00290509785772645" calcext:value-type="float">
            <text:p>0.0029050979</text:p>
          </table:table-cell>
          <table:table-cell office:value-type="float" office:value="0.000368219467151226" calcext:value-type="float">
            <text:p>0.0003682195</text:p>
          </table:table-cell>
          <table:table-cell office:value-type="float" office:value="0.000509240129528836" calcext:value-type="float">
            <text:p>0.0005092401</text:p>
          </table:table-cell>
          <table:table-cell office:value-type="float" office:value="0.00176960568359146" calcext:value-type="float">
            <text:p>0.0017696057</text:p>
          </table:table-cell>
          <table:table-cell office:value-type="float" office:value="0.00115500585562967" calcext:value-type="float">
            <text:p>0.0011550059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458885752437963" calcext:value-type="float">
            <text:p>0.0045888575</text:p>
          </table:table-cell>
          <table:table-cell table:formula="of:=([.J32]/[.I32])*100" office:value-type="float" office:value="0.458885752437963" calcext:value-type="float">
            <text:p>0.4588857524</text:p>
          </table:table-cell>
          <table:table-cell/>
          <table:table-cell table:formula="of:=[.J32]/[.H32]" office:value-type="float" office:value="0.458885752437963" calcext:value-type="float">
            <text:p>0.4588857524</text:p>
          </table:table-cell>
          <table:table-cell table:formula="of:=([.B32]+[.D32])/([.C32]+[.E32]+[.F32])" office:value-type="float" office:value="1.03690046062121" calcext:value-type="float">
            <text:p>1.0369004606</text:p>
          </table:table-cell>
          <table:table-cell table:formula="of:=([.B32]+[.D32])/(2*[.C32]+2*[.E32]+2*[.F32])" office:value-type="float" office:value="0.518450230310604" calcext:value-type="float">
            <text:p>0.5184502303</text:p>
          </table:table-cell>
          <table:table-cell table:formula="of:=([.B32]+[.D32])/([.B32]+(2*[.C32])+[.D32]+(2*[.E32])+(2*[.F32]))" office:value-type="float" office:value="0.341433798725529" calcext:value-type="float">
            <text:p>0.3414337987</text:p>
          </table:table-cell>
          <table:table-cell table:formula="of:=[.D32]/([.B32]+[.D32])" office:value-type="float" office:value="0.149147545272225" calcext:value-type="float">
            <text:p>0.1491475453</text:p>
          </table:table-cell>
          <table:table-cell table:formula="of:=([.E32]+(2*[.F32]))/(2*([.C32]+[.E32]+[.F32]))" office:value-type="float" office:value="0.619469597279034" calcext:value-type="float">
            <text:p>0.6194695973</text:p>
          </table:table-cell>
          <table:table-cell table:formula="of:=([.P32]*[.Q32])+((1-[.P32])*[.R32])" office:value-type="float" office:value="0.458885752437963" calcext:value-type="float">
            <text:p>0.4588857524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37704348201" calcext:value-type="float">
            <text:p>1.9937704348</text:p>
          </table:table-cell>
          <table:table-cell office:value-type="float" office:value="0.0019133939342581" calcext:value-type="float">
            <text:p>0.0019133939</text:p>
          </table:table-cell>
          <table:table-cell office:value-type="float" office:value="0.000159732761048173" calcext:value-type="float">
            <text:p>0.0001597328</text:p>
          </table:table-cell>
          <table:table-cell office:value-type="float" office:value="0.000671798299932299" calcext:value-type="float">
            <text:p>0.0006717983</text:p>
          </table:table-cell>
          <table:table-cell office:value-type="float" office:value="0.00153757536374075" calcext:value-type="float">
            <text:p>0.0015375754</text:p>
          </table:table-cell>
          <table:table-cell office:value-type="float" office:value="0.00201009575811588" calcext:value-type="float">
            <text:p>0.0020100958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622956517990481" calcext:value-type="float">
            <text:p>0.0062295652</text:p>
          </table:table-cell>
          <table:table-cell table:formula="of:=([.J33]/[.I33])*100" office:value-type="float" office:value="0.31147825899524" calcext:value-type="float">
            <text:p>0.311478259</text:p>
          </table:table-cell>
          <table:table-cell/>
          <table:table-cell table:formula="of:=[.J33]/[.H33]" office:value-type="float" office:value="0.622956517990481" calcext:value-type="float">
            <text:p>0.622956518</text:p>
          </table:table-cell>
          <table:table-cell table:formula="of:=([.B33]+[.D33])/([.C33]+[.E33]+[.F33])" office:value-type="float" office:value="0.697305261536508" calcext:value-type="float">
            <text:p>0.6973052615</text:p>
          </table:table-cell>
          <table:table-cell table:formula="of:=([.B33]+[.D33])/(2*[.C33]+2*[.E33]+2*[.F33])" office:value-type="float" office:value="0.348652630768254" calcext:value-type="float">
            <text:p>0.3486526308</text:p>
          </table:table-cell>
          <table:table-cell table:formula="of:=([.B33]+[.D33])/([.B33]+(2*[.C33])+[.D33]+(2*[.E33])+(2*[.F33]))" office:value-type="float" office:value="0.25851922341904" calcext:value-type="float">
            <text:p>0.2585192234</text:p>
          </table:table-cell>
          <table:table-cell table:formula="of:=[.D33]/([.B33]+[.D33])" office:value-type="float" office:value="0.259863963324447" calcext:value-type="float">
            <text:p>0.2598639633</text:p>
          </table:table-cell>
          <table:table-cell table:formula="of:=([.E33]+(2*[.F33]))/(2*([.C33]+[.E33]+[.F33]))" office:value-type="float" office:value="0.749549692387159" calcext:value-type="float">
            <text:p>0.7495496924</text:p>
          </table:table-cell>
          <table:table-cell table:formula="of:=([.P33]*[.Q33])+((1-[.P33])*[.R33])" office:value-type="float" office:value="0.622956517990481" calcext:value-type="float">
            <text:p>0.622956518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289752530722" calcext:value-type="float">
            <text:p>2.9928975253</text:p>
          </table:table-cell>
          <table:table-cell office:value-type="float" office:value="0.00142996688439806" calcext:value-type="float">
            <text:p>0.0014299669</text:p>
          </table:table-cell>
          <table:table-cell office:value-type="float" office:value="0.0000892148548234263" calcext:value-type="float">
            <text:p>8.92148548234263E-05</text:p>
          </table:table-cell>
          <table:table-cell office:value-type="float" office:value="0.000753662979962134" calcext:value-type="float">
            <text:p>0.000753663</text:p>
          </table:table-cell>
          <table:table-cell office:value-type="float" office:value="0.00128912871317425" calcext:value-type="float">
            <text:p>0.0012891287</text:p>
          </table:table-cell>
          <table:table-cell office:value-type="float" office:value="0.00252984149982223" calcext:value-type="float">
            <text:p>0.0025298415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710247469278084" calcext:value-type="float">
            <text:p>0.0071024747</text:p>
          </table:table-cell>
          <table:table-cell table:formula="of:=([.J34]/[.I34])*100" office:value-type="float" office:value="0.236749156426028" calcext:value-type="float">
            <text:p>0.2367491564</text:p>
          </table:table-cell>
          <table:table-cell/>
          <table:table-cell table:formula="of:=[.J34]/[.H34]" office:value-type="float" office:value="0.710247469278084" calcext:value-type="float">
            <text:p>0.7102474693</text:p>
          </table:table-cell>
          <table:table-cell table:formula="of:=([.B34]+[.D34])/([.C34]+[.E34]+[.F34])" office:value-type="float" office:value="0.558732461863246" calcext:value-type="float">
            <text:p>0.5587324619</text:p>
          </table:table-cell>
          <table:table-cell table:formula="of:=([.B34]+[.D34])/(2*[.C34]+2*[.E34]+2*[.F34])" office:value-type="float" office:value="0.279366230931623" calcext:value-type="float">
            <text:p>0.2793662309</text:p>
          </table:table-cell>
          <table:table-cell table:formula="of:=([.B34]+[.D34])/([.B34]+(2*[.C34])+[.D34]+(2*[.E34])+(2*[.F34]))" office:value-type="float" office:value="0.218362986436019" calcext:value-type="float">
            <text:p>0.2183629864</text:p>
          </table:table-cell>
          <table:table-cell table:formula="of:=[.D34]/([.B34]+[.D34])" office:value-type="float" office:value="0.345142275375025" calcext:value-type="float">
            <text:p>0.3451422754</text:p>
          </table:table-cell>
          <table:table-cell table:formula="of:=([.E34]+(2*[.F34]))/(2*([.C34]+[.E34]+[.F34]))" office:value-type="float" office:value="0.812245531192341" calcext:value-type="float">
            <text:p>0.8122455312</text:p>
          </table:table-cell>
          <table:table-cell table:formula="of:=([.P34]*[.Q34])+((1-[.P34])*[.R34])" office:value-type="float" office:value="0.710247469278084" calcext:value-type="float">
            <text:p>0.7102474693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198196498695" calcext:value-type="float">
            <text:p>4.991981965</text:p>
          </table:table-cell>
          <table:table-cell office:value-type="float" office:value="0.000951326500023286" calcext:value-type="float">
            <text:p>0.0009513265</text:p>
          </table:table-cell>
          <table:table-cell office:value-type="float" office:value="0.0000394861146438792" calcext:value-type="float">
            <text:p>3.94861146438792E-05</text:p>
          </table:table-cell>
          <table:table-cell office:value-type="float" office:value="0.000836299733116843" calcext:value-type="float">
            <text:p>0.0008362997</text:p>
          </table:table-cell>
          <table:table-cell office:value-type="float" office:value="0.00095166625763508" calcext:value-type="float">
            <text:p>0.0009516663</text:p>
          </table:table-cell>
          <table:table-cell office:value-type="float" office:value="0.00311503451115098" calcext:value-type="float">
            <text:p>0.0031150345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801803501305388" calcext:value-type="float">
            <text:p>0.008018035</text:p>
          </table:table-cell>
          <table:table-cell table:formula="of:=([.J35]/[.I35])*100" office:value-type="float" office:value="0.160360700261078" calcext:value-type="float">
            <text:p>0.1603607003</text:p>
          </table:table-cell>
          <table:table-cell/>
          <table:table-cell table:formula="of:=[.J35]/[.H35]" office:value-type="float" office:value="0.801803501305388" calcext:value-type="float">
            <text:p>0.8018035013</text:p>
          </table:table-cell>
          <table:table-cell table:formula="of:=([.B35]+[.D35])/([.C35]+[.E35]+[.F35])" office:value-type="float" office:value="0.435349457754565" calcext:value-type="float">
            <text:p>0.4353494578</text:p>
          </table:table-cell>
          <table:table-cell table:formula="of:=([.B35]+[.D35])/(2*[.C35]+2*[.E35]+2*[.F35])" office:value-type="float" office:value="0.217674728877282" calcext:value-type="float">
            <text:p>0.2176747289</text:p>
          </table:table-cell>
          <table:table-cell table:formula="of:=([.B35]+[.D35])/([.B35]+(2*[.C35])+[.D35]+(2*[.E35])+(2*[.F35]))" office:value-type="float" office:value="0.178762623314013" calcext:value-type="float">
            <text:p>0.1787626233</text:p>
          </table:table-cell>
          <table:table-cell table:formula="of:=[.D35]/([.B35]+[.D35])" office:value-type="float" office:value="0.467826952644237" calcext:value-type="float">
            <text:p>0.4678269526</text:p>
          </table:table-cell>
          <table:table-cell table:formula="of:=([.E35]+(2*[.F35]))/(2*([.C35]+[.E35]+[.F35]))" office:value-type="float" office:value="0.874501755986574" calcext:value-type="float">
            <text:p>0.874501756</text:p>
          </table:table-cell>
          <table:table-cell table:formula="of:=([.P35]*[.Q35])+((1-[.P35])*[.R35])" office:value-type="float" office:value="0.801803501305387" calcext:value-type="float">
            <text:p>0.8018035013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134508955565" calcext:value-type="float">
            <text:p>7.9913450896</text:p>
          </table:table-cell>
          <table:table-cell office:value-type="float" office:value="0.000633810606381656" calcext:value-type="float">
            <text:p>0.0006338106</text:p>
          </table:table-cell>
          <table:table-cell office:value-type="float" office:value="0.0000175268640504974" calcext:value-type="float">
            <text:p>1.75268640504974E-05</text:p>
          </table:table-cell>
          <table:table-cell office:value-type="float" office:value="0.000891946372682571" calcext:value-type="float">
            <text:p>0.0008919464</text:p>
          </table:table-cell>
          <table:table-cell office:value-type="float" office:value="0.000676225221164226" calcext:value-type="float">
            <text:p>0.0006762252</text:p>
          </table:table-cell>
          <table:table-cell office:value-type="float" office:value="0.00354336942525316" calcext:value-type="float">
            <text:p>0.0035433694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865491044435312" calcext:value-type="float">
            <text:p>0.0086549104</text:p>
          </table:table-cell>
          <table:table-cell table:formula="of:=([.J36]/[.I36])*100" office:value-type="float" office:value="0.108186380554414" calcext:value-type="float">
            <text:p>0.1081863806</text:p>
          </table:table-cell>
          <table:table-cell/>
          <table:table-cell table:formula="of:=[.J36]/[.H36]" office:value-type="float" office:value="0.865491044435312" calcext:value-type="float">
            <text:p>0.8654910444</text:p>
          </table:table-cell>
          <table:table-cell table:formula="of:=([.B36]+[.D36])/([.C36]+[.E36]+[.F36])" office:value-type="float" office:value="0.360092807179312" calcext:value-type="float">
            <text:p>0.3600928072</text:p>
          </table:table-cell>
          <table:table-cell table:formula="of:=([.B36]+[.D36])/(2*[.C36]+2*[.E36]+2*[.F36])" office:value-type="float" office:value="0.180046403589656" calcext:value-type="float">
            <text:p>0.1800464036</text:p>
          </table:table-cell>
          <table:table-cell table:formula="of:=([.B36]+[.D36])/([.B36]+(2*[.C36])+[.D36]+(2*[.E36])+(2*[.F36]))" office:value-type="float" office:value="0.152575697906423" calcext:value-type="float">
            <text:p>0.1525756979</text:p>
          </table:table-cell>
          <table:table-cell table:formula="of:=[.D36]/([.B36]+[.D36])" office:value-type="float" office:value="0.58459268738172" calcext:value-type="float">
            <text:p>0.5845926874</text:p>
          </table:table-cell>
          <table:table-cell table:formula="of:=([.E36]+(2*[.F36]))/(2*([.C36]+[.E36]+[.F36]))" office:value-type="float" office:value="0.916065783397055" calcext:value-type="float">
            <text:p>0.9160657834</text:p>
          </table:table-cell>
          <table:table-cell table:formula="of:=([.P36]*[.Q36])+((1-[.P36])*[.R36])" office:value-type="float" office:value="0.865491044435312" calcext:value-type="float">
            <text:p>0.8654910444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110783842987" calcext:value-type="float">
            <text:p>9.9911078384</text:p>
          </table:table-cell>
          <table:table-cell office:value-type="float" office:value="0.000518523936532385" calcext:value-type="float">
            <text:p>0.0005185239</text:p>
          </table:table-cell>
          <table:table-cell table:style-name="ce1" office:value-type="float" office:value="0.0000117306703843803" calcext:value-type="float">
            <text:p>1.17E-05</text:p>
          </table:table-cell>
          <table:table-cell office:value-type="float" office:value="0.000912308690596262" calcext:value-type="float">
            <text:p>0.0009123087</text:p>
          </table:table-cell>
          <table:table-cell office:value-type="float" office:value="0.000565853152570782" calcext:value-type="float">
            <text:p>0.0005658532</text:p>
          </table:table-cell>
          <table:table-cell office:value-type="float" office:value="0.00370699986348051" calcext:value-type="float">
            <text:p>0.0037069999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889216157012807" calcext:value-type="float">
            <text:p>0.0088921616</text:p>
          </table:table-cell>
          <table:table-cell table:formula="of:=([.J37]/[.I37])*100" office:value-type="float" office:value="0.0889216157012807" calcext:value-type="float">
            <text:p>0.0889216157</text:p>
          </table:table-cell>
          <table:table-cell/>
          <table:table-cell table:formula="of:=[.J37]/[.H37]" office:value-type="float" office:value="0.889216157012807" calcext:value-type="float">
            <text:p>0.889216157</text:p>
          </table:table-cell>
          <table:table-cell table:formula="of:=([.B37]+[.D37])/([.C37]+[.E37]+[.F37])" office:value-type="float" office:value="0.333949044258008" calcext:value-type="float">
            <text:p>0.3339490443</text:p>
          </table:table-cell>
          <table:table-cell table:formula="of:=([.B37]+[.D37])/(2*[.C37]+2*[.E37]+2*[.F37])" office:value-type="float" office:value="0.166974522129004" calcext:value-type="float">
            <text:p>0.1669745221</text:p>
          </table:table-cell>
          <table:table-cell table:formula="of:=([.B37]+[.D37])/([.B37]+(2*[.C37])+[.D37]+(2*[.E37])+(2*[.F37]))" office:value-type="float" office:value="0.143083262712865" calcext:value-type="float">
            <text:p>0.1430832627</text:p>
          </table:table-cell>
          <table:table-cell table:formula="of:=[.D37]/([.B37]+[.D37])" office:value-type="float" office:value="0.63760685442787" calcext:value-type="float">
            <text:p>0.6376068544</text:p>
          </table:table-cell>
          <table:table-cell table:formula="of:=([.E37]+(2*[.F37]))/(2*([.C37]+[.E37]+[.F37]))" office:value-type="float" office:value="0.931228500075139" calcext:value-type="float">
            <text:p>0.9312285001</text:p>
          </table:table-cell>
          <table:table-cell table:formula="of:=([.P37]*[.Q37])+((1-[.P37])*[.R37])" office:value-type="float" office:value="0.889216157012807" calcext:value-type="float">
            <text:p>0.889216157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28759926595946" calcext:value-type="float">
            <text:p>0.0092875993</text:p>
          </table:table-cell>
          <table:table-cell office:value-type="float" office:value="0.0185588188706529" calcext:value-type="float">
            <text:p>0.0185588189</text:p>
          </table:table-cell>
          <table:table-cell office:value-type="float" office:value="0.0150274703360297" calcext:value-type="float">
            <text:p>0.0150274703</text:p>
          </table:table-cell>
          <table:table-cell office:value-type="float" office:value="0.0000303538062507985" calcext:value-type="float">
            <text:p>3.03538062507985E-05</text:p>
          </table:table-cell>
          <table:table-cell office:value-type="float" office:value="0.000673839723247196" calcext:value-type="float">
            <text:p>0.0006738397</text:p>
          </table:table-cell>
          <table:table-cell table:style-name="ce1" office:value-type="float" office:value="0.00000410360227127157" calcext:value-type="float">
            <text:p>4.10E-06</text:p>
          </table:table-cell>
          <table:table-cell/>
          <table:table-cell table:formula="of:=[.B40]+(2*[.C40])+[.D40]+(2*[.E40])+(2*[.F40])" office:value-type="float" office:value="0.05" calcext:value-type="float">
            <text:p>0.05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0712400734040538" calcext:value-type="float">
            <text:p>0.0007124007</text:p>
          </table:table-cell>
          <table:table-cell table:formula="of:=([.J40]/[.I40])*100" office:value-type="float" office:value="7.12400734040538" calcext:value-type="float">
            <text:p>7.1240073404</text:p>
          </table:table-cell>
          <table:table-cell/>
          <table:table-cell table:formula="of:=[.J40]/[.H40]" office:value-type="float" office:value="0.0142480146808108" calcext:value-type="float">
            <text:p>0.0142480147</text:p>
          </table:table-cell>
          <table:table-cell table:formula="of:=([.B40]+[.D40])/([.C40]+[.E40]+[.F40])" office:value-type="float" office:value="1.18361560398858" calcext:value-type="float">
            <text:p>1.183615604</text:p>
          </table:table-cell>
          <table:table-cell table:formula="of:=([.B40]+[.D40])/(2*[.C40]+2*[.E40]+2*[.F40])" office:value-type="float" office:value="0.591807801994288" calcext:value-type="float">
            <text:p>0.591807802</text:p>
          </table:table-cell>
          <table:table-cell table:formula="of:=([.B40]+[.D40])/([.B40]+(2*[.C40])+[.D40]+(2*[.E40])+(2*[.F40]))" office:value-type="float" office:value="0.371783453538074" calcext:value-type="float">
            <text:p>0.3717834535</text:p>
          </table:table-cell>
          <table:table-cell table:formula="of:=[.D40]/([.B40]+[.D40])" office:value-type="float" office:value="0.00163287558722352" calcext:value-type="float">
            <text:p>0.0016328756</text:p>
          </table:table-cell>
          <table:table-cell table:formula="of:=([.E40]+(2*[.F40]))/(2*([.C40]+[.E40]+[.F40]))" office:value-type="float" office:value="0.0217137524196388" calcext:value-type="float">
            <text:p>0.0217137524</text:p>
          </table:table-cell>
          <table:table-cell table:formula="of:=([.P40]*[.Q40])+((1-[.P40])*[.R40])" office:value-type="float" office:value="0.0142480146808108" calcext:value-type="float">
            <text:p>0.0142480147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86036727319103" calcext:value-type="float">
            <text:p>0.0186036727</text:p>
          </table:table-cell>
          <table:table-cell office:value-type="float" office:value="0.0182466355182723" calcext:value-type="float">
            <text:p>0.0182466355</text:p>
          </table:table-cell>
          <table:table-cell office:value-type="float" office:value="0.0145261594485512" calcext:value-type="float">
            <text:p>0.0145261594</text:p>
          </table:table-cell>
          <table:table-cell office:value-type="float" office:value="0.0000597779261162722" calcext:value-type="float">
            <text:p>5.97779261162722E-05</text:p>
          </table:table-cell>
          <table:table-cell office:value-type="float" office:value="0.00130471831653559" calcext:value-type="float">
            <text:p>0.0013047183</text:p>
          </table:table-cell>
          <table:table-cell table:style-name="ce1" office:value-type="float" office:value="0.0000159155127189405" calcext:value-type="float">
            <text:p>1.59E-05</text:p>
          </table:table-cell>
          <table:table-cell/>
          <table:table-cell table:formula="of:=[.B41]+(2*[.C41])+[.D41]+(2*[.E41])+(2*[.F41])" office:value-type="float" office:value="0.05" calcext:value-type="float">
            <text:p>0.05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139632726808974" calcext:value-type="float">
            <text:p>0.0013963273</text:p>
          </table:table-cell>
          <table:table-cell table:formula="of:=([.J41]/[.I41])*100" office:value-type="float" office:value="6.98163634044872" calcext:value-type="float">
            <text:p>6.9816363404</text:p>
          </table:table-cell>
          <table:table-cell/>
          <table:table-cell table:formula="of:=[.J41]/[.H41]" office:value-type="float" office:value="0.0279265453617949" calcext:value-type="float">
            <text:p>0.0279265454</text:p>
          </table:table-cell>
          <table:table-cell table:formula="of:=([.B41]+[.D41])/([.C41]+[.E41]+[.F41])" office:value-type="float" office:value="1.15521248516744" calcext:value-type="float">
            <text:p>1.1552124852</text:p>
          </table:table-cell>
          <table:table-cell table:formula="of:=([.B41]+[.D41])/(2*[.C41]+2*[.E41]+2*[.F41])" office:value-type="float" office:value="0.577606242583718" calcext:value-type="float">
            <text:p>0.5776062426</text:p>
          </table:table-cell>
          <table:table-cell table:formula="of:=([.B41]+[.D41])/([.B41]+(2*[.C41])+[.D41]+(2*[.E41])+(2*[.F41]))" office:value-type="float" office:value="0.366128268887771" calcext:value-type="float">
            <text:p>0.3661282689</text:p>
          </table:table-cell>
          <table:table-cell table:formula="of:=[.D41]/([.B41]+[.D41])" office:value-type="float" office:value="0.00326540893976127" calcext:value-type="float">
            <text:p>0.0032654089</text:p>
          </table:table-cell>
          <table:table-cell table:formula="of:=([.E41]+(2*[.F41]))/(2*([.C41]+[.E41]+[.F41]))" office:value-type="float" office:value="0.0421709717083702" calcext:value-type="float">
            <text:p>0.0421709717</text:p>
          </table:table-cell>
          <table:table-cell table:formula="of:=([.P41]*[.Q41])+((1-[.P41])*[.R41])" office:value-type="float" office:value="0.0279265453617949" calcext:value-type="float">
            <text:p>0.0279265454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79462413050502" calcext:value-type="float">
            <text:p>0.0279462413</text:p>
          </table:table-cell>
          <table:table-cell office:value-type="float" office:value="0.0179463450683148" calcext:value-type="float">
            <text:p>0.0179463451</text:p>
          </table:table-cell>
          <table:table-cell office:value-type="float" office:value="0.0140519708762001" calcext:value-type="float">
            <text:p>0.0140519709</text:p>
          </table:table-cell>
          <table:table-cell office:value-type="float" office:value="0.0000883199418977989" calcext:value-type="float">
            <text:p>8.83199418977989E-05</text:p>
          </table:table-cell>
          <table:table-cell office:value-type="float" office:value="0.00189595448433526" calcext:value-type="float">
            <text:p>0.0018959545</text:p>
          </table:table-cell>
          <table:table-cell table:style-name="ce1" office:value-type="float" office:value="0.0000347421343583852" calcext:value-type="float">
            <text:p>3.47E-05</text:p>
          </table:table-cell>
          <table:table-cell/>
          <table:table-cell table:formula="of:=[.B42]+(2*[.C42])+[.D42]+(2*[.E42])+(2*[.F42])" office:value-type="float" office:value="0.05" calcext:value-type="float">
            <text:p>0.05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205375869494983" calcext:value-type="float">
            <text:p>0.0020537587</text:p>
          </table:table-cell>
          <table:table-cell table:formula="of:=([.J42]/[.I42])*100" office:value-type="float" office:value="6.84586231649942" calcext:value-type="float">
            <text:p>6.8458623165</text:p>
          </table:table-cell>
          <table:table-cell/>
          <table:table-cell table:formula="of:=[.J42]/[.H42]" office:value-type="float" office:value="0.0410751738989965" calcext:value-type="float">
            <text:p>0.0410751739</text:p>
          </table:table-cell>
          <table:table-cell table:formula="of:=([.B42]+[.D42])/([.C42]+[.E42]+[.F42])" office:value-type="float" office:value="1.12838892606472" calcext:value-type="float">
            <text:p>1.1283889261</text:p>
          </table:table-cell>
          <table:table-cell table:formula="of:=([.B42]+[.D42])/(2*[.C42]+2*[.E42]+2*[.F42])" office:value-type="float" office:value="0.564194463032358" calcext:value-type="float">
            <text:p>0.564194463</text:p>
          </table:table-cell>
          <table:table-cell table:formula="of:=([.B42]+[.D42])/([.B42]+(2*[.C42])+[.D42]+(2*[.E42])+(2*[.F42]))" office:value-type="float" office:value="0.360693300204251" calcext:value-type="float">
            <text:p>0.3606933002</text:p>
          </table:table-cell>
          <table:table-cell table:formula="of:=[.D42]/([.B42]+[.D42])" office:value-type="float" office:value="0.00489723218300898" calcext:value-type="float">
            <text:p>0.0048972322</text:p>
          </table:table-cell>
          <table:table-cell table:formula="of:=([.E42]+(2*[.F42]))/(2*([.C42]+[.E42]+[.F42]))" office:value-type="float" office:value="0.0614865682990641" calcext:value-type="float">
            <text:p>0.0614865683</text:p>
          </table:table-cell>
          <table:table-cell table:formula="of:=([.P42]*[.Q42])+((1-[.P42])*[.R42])" office:value-type="float" office:value="0.0410751738989965" calcext:value-type="float">
            <text:p>0.0410751739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67038571144912" calcext:value-type="float">
            <text:p>0.0467038571</text:p>
          </table:table-cell>
          <table:table-cell office:value-type="float" office:value="0.0173786328927745" calcext:value-type="float">
            <text:p>0.0173786329</text:p>
          </table:table-cell>
          <table:table-cell office:value-type="float" office:value="0.0131769965277082" calcext:value-type="float">
            <text:p>0.0131769965</text:p>
          </table:table-cell>
          <table:table-cell office:value-type="float" office:value="0.00014293142191335" calcext:value-type="float">
            <text:p>0.0001429314</text:p>
          </table:table-cell>
          <table:table-cell office:value-type="float" office:value="0.0029712311663003" calcext:value-type="float">
            <text:p>0.0029712312</text:p>
          </table:table-cell>
          <table:table-cell table:style-name="ce1" office:value-type="float" office:value="0.0000909901486475744" calcext:value-type="float">
            <text:p>9.10E-05</text:p>
          </table:table-cell>
          <table:table-cell/>
          <table:table-cell table:formula="of:=[.B43]+(2*[.C43])+[.D43]+(2*[.E43])+(2*[.F43])" office:value-type="float" office:value="0.05" calcext:value-type="float">
            <text:p>0.05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32961428855088" calcext:value-type="float">
            <text:p>0.0032961429</text:p>
          </table:table-cell>
          <table:table-cell table:formula="of:=([.J43]/[.I43])*100" office:value-type="float" office:value="6.59228577101759" calcext:value-type="float">
            <text:p>6.592285771</text:p>
          </table:table-cell>
          <table:table-cell/>
          <table:table-cell table:formula="of:=[.J43]/[.H43]" office:value-type="float" office:value="0.0659228577101759" calcext:value-type="float">
            <text:p>0.0659228577</text:p>
          </table:table-cell>
          <table:table-cell table:formula="of:=([.B43]+[.D43])/([.C43]+[.E43]+[.F43])" office:value-type="float" office:value="1.07896602437732" calcext:value-type="float">
            <text:p>1.0789660244</text:p>
          </table:table-cell>
          <table:table-cell table:formula="of:=([.B43]+[.D43])/(2*[.C43]+2*[.E43]+2*[.F43])" office:value-type="float" office:value="0.53948301218866" calcext:value-type="float">
            <text:p>0.5394830122</text:p>
          </table:table-cell>
          <table:table-cell table:formula="of:=([.B43]+[.D43])/([.B43]+(2*[.C43])+[.D43]+(2*[.E43])+(2*[.F43]))" office:value-type="float" office:value="0.350431286293757" calcext:value-type="float">
            <text:p>0.3504312863</text:p>
          </table:table-cell>
          <table:table-cell table:formula="of:=[.D43]/([.B43]+[.D43])" office:value-type="float" office:value="0.00815745782432992" calcext:value-type="float">
            <text:p>0.0081574578</text:p>
          </table:table-cell>
          <table:table-cell table:formula="of:=([.E43]+(2*[.F43]))/(2*([.C43]+[.E43]+[.F43]))" office:value-type="float" office:value="0.0970863096408746" calcext:value-type="float">
            <text:p>0.0970863096</text:p>
          </table:table-cell>
          <table:table-cell table:formula="of:=([.P43]*[.Q43])+((1-[.P43])*[.R43])" office:value-type="float" office:value="0.0659228577101759" calcext:value-type="float">
            <text:p>0.0659228577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49991646847098" calcext:value-type="float">
            <text:p>0.0749991647</text:p>
          </table:table-cell>
          <table:table-cell office:value-type="float" office:value="0.0166000981849647" calcext:value-type="float">
            <text:p>0.0166000982</text:p>
          </table:table-cell>
          <table:table-cell office:value-type="float" office:value="0.012022825022913" calcext:value-type="float">
            <text:p>0.012022825</text:p>
          </table:table-cell>
          <table:table-cell office:value-type="float" office:value="0.000219243354919704" calcext:value-type="float">
            <text:p>0.0002192434</text:p>
          </table:table-cell>
          <table:table-cell office:value-type="float" office:value="0.00435341645391906" calcext:value-type="float">
            <text:p>0.0043534165</text:p>
          </table:table-cell>
          <table:table-cell office:value-type="float" office:value="0.000214087753225731" calcext:value-type="float">
            <text:p>0.0002140878</text:p>
          </table:table-cell>
          <table:table-cell/>
          <table:table-cell table:formula="of:=[.B44]+(2*[.C44])+[.D44]+(2*[.E44])+(2*[.F44])" office:value-type="float" office:value="0.05" calcext:value-type="float">
            <text:p>0.05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500083531529022" calcext:value-type="float">
            <text:p>0.0050008353</text:p>
          </table:table-cell>
          <table:table-cell table:formula="of:=([.J44]/[.I44])*100" office:value-type="float" office:value="6.25104414411278" calcext:value-type="float">
            <text:p>6.2510441441</text:p>
          </table:table-cell>
          <table:table-cell/>
          <table:table-cell table:formula="of:=[.J44]/[.H44]" office:value-type="float" office:value="0.100016706305804" calcext:value-type="float">
            <text:p>0.1000167063</text:p>
          </table:table-cell>
          <table:table-cell table:formula="of:=([.B44]+[.D44])/([.C44]+[.E44]+[.F44])" office:value-type="float" office:value="1.01380396414387" calcext:value-type="float">
            <text:p>1.0138039641</text:p>
          </table:table-cell>
          <table:table-cell table:formula="of:=([.B44]+[.D44])/(2*[.C44]+2*[.E44]+2*[.F44])" office:value-type="float" office:value="0.506901982071933" calcext:value-type="float">
            <text:p>0.5069019821</text:p>
          </table:table-cell>
          <table:table-cell table:formula="of:=([.B44]+[.D44])/([.B44]+(2*[.C44])+[.D44]+(2*[.E44])+(2*[.F44]))" office:value-type="float" office:value="0.336386830797689" calcext:value-type="float">
            <text:p>0.3363868308</text:p>
          </table:table-cell>
          <table:table-cell table:formula="of:=[.D44]/([.B44]+[.D44])" office:value-type="float" office:value="0.0130351925133218" calcext:value-type="float">
            <text:p>0.0130351925</text:p>
          </table:table-cell>
          <table:table-cell table:formula="of:=([.E44]+(2*[.F44]))/(2*([.C44]+[.E44]+[.F44]))" office:value-type="float" office:value="0.144107808050831" calcext:value-type="float">
            <text:p>0.1441078081</text:p>
          </table:table-cell>
          <table:table-cell table:formula="of:=([.P44]*[.Q44])+((1-[.P44])*[.R44])" office:value-type="float" office:value="0.100016706305804" calcext:value-type="float">
            <text:p>0.1000167063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39541414645252" calcext:value-type="float">
            <text:p>0.0939541415</text:p>
          </table:table-cell>
          <table:table-cell office:value-type="float" office:value="0.0161236974974263" calcext:value-type="float">
            <text:p>0.0161236975</text:p>
          </table:table-cell>
          <table:table-cell office:value-type="float" office:value="0.0113426490837288" calcext:value-type="float">
            <text:p>0.0113426491</text:p>
          </table:table-cell>
          <table:table-cell office:value-type="float" office:value="0.000266771804201936" calcext:value-type="float">
            <text:p>0.0002667718</text:p>
          </table:table-cell>
          <table:table-cell office:value-type="float" office:value="0.00514514579964125" calcext:value-type="float">
            <text:p>0.0051451458</text:p>
          </table:table-cell>
          <table:table-cell office:value-type="float" office:value="0.000316970465815812" calcext:value-type="float">
            <text:p>0.0003169705</text:p>
          </table:table-cell>
          <table:table-cell/>
          <table:table-cell table:formula="of:=[.B45]+(2*[.C45])+[.D45]+(2*[.E45])+(2*[.F45])" office:value-type="float" office:value="0.05" calcext:value-type="float">
            <text:p>0.05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604585853547481" calcext:value-type="float">
            <text:p>0.0060458585</text:p>
          </table:table-cell>
          <table:table-cell table:formula="of:=([.J45]/[.I45])*100" office:value-type="float" office:value="6.04585853547481" calcext:value-type="float">
            <text:p>6.0458585355</text:p>
          </table:table-cell>
          <table:table-cell/>
          <table:table-cell table:formula="of:=[.J45]/[.H45]" office:value-type="float" office:value="0.120917170709496" calcext:value-type="float">
            <text:p>0.1209171707</text:p>
          </table:table-cell>
          <table:table-cell table:formula="of:=([.B45]+[.D45])/([.C45]+[.E45]+[.F45])" office:value-type="float" office:value="0.975346513982854" calcext:value-type="float">
            <text:p>0.975346514</text:p>
          </table:table-cell>
          <table:table-cell table:formula="of:=([.B45]+[.D45])/(2*[.C45]+2*[.E45]+2*[.F45])" office:value-type="float" office:value="0.487673256991427" calcext:value-type="float">
            <text:p>0.487673257</text:p>
          </table:table-cell>
          <table:table-cell table:formula="of:=([.B45]+[.D45])/([.B45]+(2*[.C45])+[.D45]+(2*[.E45])+(2*[.F45]))" office:value-type="float" office:value="0.327809386032566" calcext:value-type="float">
            <text:p>0.327809386</text:p>
          </table:table-cell>
          <table:table-cell table:formula="of:=[.D45]/([.B45]+[.D45])" office:value-type="float" office:value="0.0162760320825856" calcext:value-type="float">
            <text:p>0.0162760321</text:p>
          </table:table-cell>
          <table:table-cell table:formula="of:=([.E45]+(2*[.F45]))/(2*([.C45]+[.E45]+[.F45]))" office:value-type="float" office:value="0.171947855598973" calcext:value-type="float">
            <text:p>0.1719478556</text:p>
          </table:table-cell>
          <table:table-cell table:formula="of:=([.P45]*[.Q45])+((1-[.P45])*[.R45])" office:value-type="float" office:value="0.120917170709496" calcext:value-type="float">
            <text:p>0.1209171707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8956220074364" calcext:value-type="float">
            <text:p>0.1895622007</text:p>
          </table:table-cell>
          <table:table-cell office:value-type="float" office:value="0.014138214558592" calcext:value-type="float">
            <text:p>0.0141382146</text:p>
          </table:table-cell>
          <table:table-cell office:value-type="float" office:value="0.00872116190877564" calcext:value-type="float">
            <text:p>0.0087211619</text:p>
          </table:table-cell>
          <table:table-cell office:value-type="float" office:value="0.000471960514777626" calcext:value-type="float">
            <text:p>0.0004719605</text:p>
          </table:table-cell>
          <table:table-cell office:value-type="float" office:value="0.00798166236749689" calcext:value-type="float">
            <text:p>0.0079816624</text:p>
          </table:table-cell>
          <table:table-cell office:value-type="float" office:value="0.000992088187042672" calcext:value-type="float">
            <text:p>0.0009920882</text:p>
          </table:table-cell>
          <table:table-cell/>
          <table:table-cell table:formula="of:=[.B46]+(2*[.C46])+[.D46]+(2*[.E46])+(2*[.F46])" office:value-type="float" office:value="0.05" calcext:value-type="float">
            <text:p>0.05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104377992563599" calcext:value-type="float">
            <text:p>0.0104377993</text:p>
          </table:table-cell>
          <table:table-cell table:formula="of:=([.J46]/[.I46])*100" office:value-type="float" office:value="5.21889962817993" calcext:value-type="float">
            <text:p>5.2188996282</text:p>
          </table:table-cell>
          <table:table-cell/>
          <table:table-cell table:formula="of:=[.J46]/[.H46]" office:value-type="float" office:value="0.208755985127197" calcext:value-type="float">
            <text:p>0.2087559851</text:p>
          </table:table-cell>
          <table:table-cell table:formula="of:=([.B46]+[.D46])/([.C46]+[.E46]+[.F46])" office:value-type="float" office:value="0.825670943761896" calcext:value-type="float">
            <text:p>0.8256709438</text:p>
          </table:table-cell>
          <table:table-cell table:formula="of:=([.B46]+[.D46])/(2*[.C46]+2*[.E46]+2*[.F46])" office:value-type="float" office:value="0.412835471880948" calcext:value-type="float">
            <text:p>0.4128354719</text:p>
          </table:table-cell>
          <table:table-cell table:formula="of:=([.B46]+[.D46])/([.B46]+(2*[.C46])+[.D46]+(2*[.E46])+(2*[.F46]))" office:value-type="float" office:value="0.292203501467392" calcext:value-type="float">
            <text:p>0.2922035015</text:p>
          </table:table-cell>
          <table:table-cell table:formula="of:=[.D46]/([.B46]+[.D46])" office:value-type="float" office:value="0.0323035495746989" calcext:value-type="float">
            <text:p>0.0323035496</text:p>
          </table:table-cell>
          <table:table-cell table:formula="of:=([.E46]+(2*[.F46]))/(2*([.C46]+[.E46]+[.F46]))" office:value-type="float" office:value="0.281601809623055" calcext:value-type="float">
            <text:p>0.2816018096</text:p>
          </table:table-cell>
          <table:table-cell table:formula="of:=([.P46]*[.Q46])+((1-[.P46])*[.R46])" office:value-type="float" office:value="0.208755985127197" calcext:value-type="float">
            <text:p>0.2087559851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86147961153818" calcext:value-type="float">
            <text:p>0.2861479612</text:p>
          </table:table-cell>
          <table:table-cell office:value-type="float" office:value="0.0126265097926416" calcext:value-type="float">
            <text:p>0.0126265098</text:p>
          </table:table-cell>
          <table:table-cell office:value-type="float" office:value="0.00695587634259054" calcext:value-type="float">
            <text:p>0.0069558763</text:p>
          </table:table-cell>
          <table:table-cell office:value-type="float" office:value="0.000636258110926314" calcext:value-type="float">
            <text:p>0.0006362581</text:p>
          </table:table-cell>
          <table:table-cell office:value-type="float" office:value="0.00960969867599488" calcext:value-type="float">
            <text:p>0.0096096987</text:p>
          </table:table-cell>
          <table:table-cell office:value-type="float" office:value="0.00180304102963061" calcext:value-type="float">
            <text:p>0.001803041</text:p>
          </table:table-cell>
          <table:table-cell/>
          <table:table-cell table:formula="of:=[.B47]+(2*[.C47])+[.D47]+(2*[.E47])+(2*[.F47])" office:value-type="float" office:value="0.05" calcext:value-type="float">
            <text:p>0.05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138520388461824" calcext:value-type="float">
            <text:p>0.0138520388</text:p>
          </table:table-cell>
          <table:table-cell table:formula="of:=([.J47]/[.I47])*100" office:value-type="float" office:value="4.6173462820608" calcext:value-type="float">
            <text:p>4.6173462821</text:p>
          </table:table-cell>
          <table:table-cell/>
          <table:table-cell table:formula="of:=[.J47]/[.H47]" office:value-type="float" office:value="0.277040776923648" calcext:value-type="float">
            <text:p>0.2770407769</text:p>
          </table:table-cell>
          <table:table-cell table:formula="of:=([.B47]+[.D47])/([.C47]+[.E47]+[.F47])" office:value-type="float" office:value="0.722034140664399" calcext:value-type="float">
            <text:p>0.7220341407</text:p>
          </table:table-cell>
          <table:table-cell table:formula="of:=([.B47]+[.D47])/(2*[.C47]+2*[.E47]+2*[.F47])" office:value-type="float" office:value="0.361017070332199" calcext:value-type="float">
            <text:p>0.3610170703</text:p>
          </table:table-cell>
          <table:table-cell table:formula="of:=([.B47]+[.D47])/([.B47]+(2*[.C47])+[.D47]+(2*[.E47])+(2*[.F47]))" office:value-type="float" office:value="0.265255358071359" calcext:value-type="float">
            <text:p>0.2652553581</text:p>
          </table:table-cell>
          <table:table-cell table:formula="of:=[.D47]/([.B47]+[.D47])" office:value-type="float" office:value="0.0479732523069447" calcext:value-type="float">
            <text:p>0.0479732523</text:p>
          </table:table-cell>
          <table:table-cell table:formula="of:=([.E47]+(2*[.F47]))/(2*([.C47]+[.E47]+[.F47]))" office:value-type="float" office:value="0.359738063569019" calcext:value-type="float">
            <text:p>0.3597380636</text:p>
          </table:table-cell>
          <table:table-cell table:formula="of:=([.P47]*[.Q47])+((1-[.P47])*[.R47])" office:value-type="float" office:value="0.277040776923648" calcext:value-type="float">
            <text:p>0.2770407769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81058303886094" calcext:value-type="float">
            <text:p>0.4810583039</text:p>
          </table:table-cell>
          <table:table-cell office:value-type="float" office:value="0.0104527305971758" calcext:value-type="float">
            <text:p>0.0104527306</text:p>
          </table:table-cell>
          <table:table-cell office:value-type="float" office:value="0.00476699534176492" calcext:value-type="float">
            <text:p>0.0047669953</text:p>
          </table:table-cell>
          <table:table-cell office:value-type="float" office:value="0.000885496459247" calcext:value-type="float">
            <text:p>0.0008854965</text:p>
          </table:table-cell>
          <table:table-cell office:value-type="float" office:value="0.0110715826053879" calcext:value-type="float">
            <text:p>0.0110715826</text:p>
          </table:table-cell>
          <table:table-cell office:value-type="float" office:value="0.00349230852463576" calcext:value-type="float">
            <text:p>0.0034923085</text:p>
          </table:table-cell>
          <table:table-cell/>
          <table:table-cell table:formula="of:=[.B48]+(2*[.C48])+[.D48]+(2*[.E48])+(2*[.F48])" office:value-type="float" office:value="0.05" calcext:value-type="float">
            <text:p>0.05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189416961139064" calcext:value-type="float">
            <text:p>0.0189416961</text:p>
          </table:table-cell>
          <table:table-cell table:formula="of:=([.J48]/[.I48])*100" office:value-type="float" office:value="3.78833922278129" calcext:value-type="float">
            <text:p>3.7883392228</text:p>
          </table:table-cell>
          <table:table-cell/>
          <table:table-cell table:formula="of:=[.J48]/[.H48]" office:value-type="float" office:value="0.378833922278129" calcext:value-type="float">
            <text:p>0.3788339223</text:p>
          </table:table-cell>
          <table:table-cell table:formula="of:=([.B48]+[.D48])/([.C48]+[.E48]+[.F48])" office:value-type="float" office:value="0.58653425299299" calcext:value-type="float">
            <text:p>0.586534253</text:p>
          </table:table-cell>
          <table:table-cell table:formula="of:=([.B48]+[.D48])/(2*[.C48]+2*[.E48]+2*[.F48])" office:value-type="float" office:value="0.293267126496495" calcext:value-type="float">
            <text:p>0.2932671265</text:p>
          </table:table-cell>
          <table:table-cell table:formula="of:=([.B48]+[.D48])/([.B48]+(2*[.C48])+[.D48]+(2*[.E48])+(2*[.F48]))" office:value-type="float" office:value="0.226764541128456" calcext:value-type="float">
            <text:p>0.2267645411</text:p>
          </table:table-cell>
          <table:table-cell table:formula="of:=[.D48]/([.B48]+[.D48])" office:value-type="float" office:value="0.0780983177387851" calcext:value-type="float">
            <text:p>0.0780983177</text:p>
          </table:table-cell>
          <table:table-cell table:formula="of:=([.E48]+(2*[.F48]))/(2*([.C48]+[.E48]+[.F48]))" office:value-type="float" office:value="0.467029788856568" calcext:value-type="float">
            <text:p>0.4670297889</text:p>
          </table:table-cell>
          <table:table-cell table:formula="of:=([.P48]*[.Q48])+((1-[.P48])*[.R48])" office:value-type="float" office:value="0.378833922278129" calcext:value-type="float">
            <text:p>0.3788339223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75848928824705" calcext:value-type="float">
            <text:p>0.7758489288</text:p>
          </table:table-cell>
          <table:table-cell office:value-type="float" office:value="0.00835390390963299" calcext:value-type="float">
            <text:p>0.0083539039</text:p>
          </table:table-cell>
          <table:table-cell office:value-type="float" office:value="0.00304483781048348" calcext:value-type="float">
            <text:p>0.0030448378</text:p>
          </table:table-cell>
          <table:table-cell office:value-type="float" office:value="0.00114136879910359" calcext:value-type="float">
            <text:p>0.0011413688</text:p>
          </table:table-cell>
          <table:table-cell office:value-type="float" office:value="0.0114053492941049" calcext:value-type="float">
            <text:p>0.0114053493</text:p>
          </table:table-cell>
          <table:table-cell office:value-type="float" office:value="0.00580217654104329" calcext:value-type="float">
            <text:p>0.0058021765</text:p>
          </table:table-cell>
          <table:table-cell/>
          <table:table-cell table:formula="of:=[.B49]+(2*[.C49])+[.D49]+(2*[.E49])+(2*[.F49])" office:value-type="float" office:value="0.05" calcext:value-type="float">
            <text:p>0.05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241510711752951" calcext:value-type="float">
            <text:p>0.0241510712</text:p>
          </table:table-cell>
          <table:table-cell table:formula="of:=([.J49]/[.I49])*100" office:value-type="float" office:value="3.01888389691189" calcext:value-type="float">
            <text:p>3.0188838969</text:p>
          </table:table-cell>
          <table:table-cell/>
          <table:table-cell table:formula="of:=[.J49]/[.H49]" office:value-type="float" office:value="0.483021423505902" calcext:value-type="float">
            <text:p>0.4830214235</text:p>
          </table:table-cell>
          <table:table-cell table:formula="of:=([.B49]+[.D49])/([.C49]+[.E49]+[.F49])" office:value-type="float" office:value="0.468847630571983" calcext:value-type="float">
            <text:p>0.4688476306</text:p>
          </table:table-cell>
          <table:table-cell table:formula="of:=([.B49]+[.D49])/(2*[.C49]+2*[.E49]+2*[.F49])" office:value-type="float" office:value="0.234423815285991" calcext:value-type="float">
            <text:p>0.2344238153</text:p>
          </table:table-cell>
          <table:table-cell table:formula="of:=([.B49]+[.D49])/([.B49]+(2*[.C49])+[.D49]+(2*[.E49])+(2*[.F49]))" office:value-type="float" office:value="0.189905454174732" calcext:value-type="float">
            <text:p>0.1899054542</text:p>
          </table:table-cell>
          <table:table-cell table:formula="of:=[.D49]/([.B49]+[.D49])" office:value-type="float" office:value="0.120203898730936" calcext:value-type="float">
            <text:p>0.1202038987</text:p>
          </table:table-cell>
          <table:table-cell table:formula="of:=([.E49]+(2*[.F49]))/(2*([.C49]+[.E49]+[.F49]))" office:value-type="float" office:value="0.568074491916269" calcext:value-type="float">
            <text:p>0.5680744919</text:p>
          </table:table-cell>
          <table:table-cell table:formula="of:=([.P49]*[.Q49])+((1-[.P49])*[.R49])" office:value-type="float" office:value="0.483021423505902" calcext:value-type="float">
            <text:p>0.4830214235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73306242308176" calcext:value-type="float">
            <text:p>0.9733062423</text:p>
          </table:table-cell>
          <table:table-cell office:value-type="float" office:value="0.00738136222509218" calcext:value-type="float">
            <text:p>0.0073813622</text:p>
          </table:table-cell>
          <table:table-cell office:value-type="float" office:value="0.0023771590970422" calcext:value-type="float">
            <text:p>0.0023771591</text:p>
          </table:table-cell>
          <table:table-cell office:value-type="float" office:value="0.00126515979634696" calcext:value-type="float">
            <text:p>0.0012651598</text:p>
          </table:table-cell>
          <table:table-cell office:value-type="float" office:value="0.0111705618889991" calcext:value-type="float">
            <text:p>0.0111705619</text:p>
          </table:table-cell>
          <table:table-cell office:value-type="float" office:value="0.00712901800323913" calcext:value-type="float">
            <text:p>0.007129018</text:p>
          </table:table-cell>
          <table:table-cell/>
          <table:table-cell table:formula="of:=[.B50]+(2*[.C50])+[.D50]+(2*[.E50])+(2*[.F50])" office:value-type="float" office:value="0.05" calcext:value-type="float">
            <text:p>0.05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266937576918243" calcext:value-type="float">
            <text:p>0.0266937577</text:p>
          </table:table-cell>
          <table:table-cell table:formula="of:=([.J50]/[.I50])*100" office:value-type="float" office:value="2.66937576918243" calcext:value-type="float">
            <text:p>2.6693757692</text:p>
          </table:table-cell>
          <table:table-cell/>
          <table:table-cell table:formula="of:=[.J50]/[.H50]" office:value-type="float" office:value="0.533875153836486" calcext:value-type="float">
            <text:p>0.5338751538</text:p>
          </table:table-cell>
          <table:table-cell table:formula="of:=([.B50]+[.D50])/([.C50]+[.E50]+[.F50])" office:value-type="float" office:value="0.418176291044822" calcext:value-type="float">
            <text:p>0.418176291</text:p>
          </table:table-cell>
          <table:table-cell table:formula="of:=([.B50]+[.D50])/(2*[.C50]+2*[.E50]+2*[.F50])" office:value-type="float" office:value="0.209088145522411" calcext:value-type="float">
            <text:p>0.2090881455</text:p>
          </table:table-cell>
          <table:table-cell table:formula="of:=([.B50]+[.D50])/([.B50]+(2*[.C50])+[.D50]+(2*[.E50])+(2*[.F50]))" office:value-type="float" office:value="0.172930440428783" calcext:value-type="float">
            <text:p>0.1729304404</text:p>
          </table:table-cell>
          <table:table-cell table:formula="of:=[.D50]/([.B50]+[.D50])" office:value-type="float" office:value="0.146320080283145" calcext:value-type="float">
            <text:p>0.1463200803</text:p>
          </table:table-cell>
          <table:table-cell table:formula="of:=([.E50]+(2*[.F50]))/(2*([.C50]+[.E50]+[.F50]))" office:value-type="float" office:value="0.614908325453556" calcext:value-type="float">
            <text:p>0.6149083255</text:p>
          </table:table-cell>
          <table:table-cell table:formula="of:=([.P50]*[.Q50])+((1-[.P50])*[.R50])" office:value-type="float" office:value="0.533875153836486" calcext:value-type="float">
            <text:p>0.5338751538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6573792267626" calcext:value-type="float">
            <text:p>1.9657379227</text:p>
          </table:table-cell>
          <table:table-cell office:value-type="float" office:value="0.00469359853313921" calcext:value-type="float">
            <text:p>0.0046935985</text:p>
          </table:table-cell>
          <table:table-cell office:value-type="float" office:value="0.000961163105512191" calcext:value-type="float">
            <text:p>0.0009611631</text:p>
          </table:table-cell>
          <table:table-cell office:value-type="float" office:value="0.00162476633341509" calcext:value-type="float">
            <text:p>0.0016247663</text:p>
          </table:table-cell>
          <table:table-cell office:value-type="float" office:value="0.00912199793209517" calcext:value-type="float">
            <text:p>0.0091219979</text:p>
          </table:table-cell>
          <table:table-cell office:value-type="float" office:value="0.0117576565291155" calcext:value-type="float">
            <text:p>0.0117576565</text:p>
          </table:table-cell>
          <table:table-cell/>
          <table:table-cell table:formula="of:=[.B51]+(2*[.C51])+[.D51]+(2*[.E51])+(2*[.F51])" office:value-type="float" office:value="0.05" calcext:value-type="float">
            <text:p>0.05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342620773237412" calcext:value-type="float">
            <text:p>0.0342620773</text:p>
          </table:table-cell>
          <table:table-cell table:formula="of:=([.J51]/[.I51])*100" office:value-type="float" office:value="1.71310386618706" calcext:value-type="float">
            <text:p>1.7131038662</text:p>
          </table:table-cell>
          <table:table-cell/>
          <table:table-cell table:formula="of:=[.J51]/[.H51]" office:value-type="float" office:value="0.685241546474825" calcext:value-type="float">
            <text:p>0.6852415465</text:p>
          </table:table-cell>
          <table:table-cell table:formula="of:=([.B51]+[.D51])/([.C51]+[.E51]+[.F51])" office:value-type="float" office:value="0.289291591180227" calcext:value-type="float">
            <text:p>0.2892915912</text:p>
          </table:table-cell>
          <table:table-cell table:formula="of:=([.B51]+[.D51])/(2*[.C51]+2*[.E51]+2*[.F51])" office:value-type="float" office:value="0.144645795590113" calcext:value-type="float">
            <text:p>0.1446457956</text:p>
          </table:table-cell>
          <table:table-cell table:formula="of:=([.B51]+[.D51])/([.B51]+(2*[.C51])+[.D51]+(2*[.E51])+(2*[.F51]))" office:value-type="float" office:value="0.126367297331086" calcext:value-type="float">
            <text:p>0.1263672973</text:p>
          </table:table-cell>
          <table:table-cell table:formula="of:=[.D51]/([.B51]+[.D51])" office:value-type="float" office:value="0.257149811340534" calcext:value-type="float">
            <text:p>0.2571498113</text:p>
          </table:table-cell>
          <table:table-cell table:formula="of:=([.E51]+(2*[.F51]))/(2*([.C51]+[.E51]+[.F51]))" office:value-type="float" office:value="0.747163216088876" calcext:value-type="float">
            <text:p>0.7471632161</text:p>
          </table:table-cell>
          <table:table-cell table:formula="of:=([.P51]*[.Q51])+((1-[.P51])*[.R51])" office:value-type="float" office:value="0.685241546474825" calcext:value-type="float">
            <text:p>0.6852415465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6191788171657" calcext:value-type="float">
            <text:p>2.9619178817</text:p>
          </table:table-cell>
          <table:table-cell office:value-type="float" office:value="0.00345052818321925" calcext:value-type="float">
            <text:p>0.0034505282</text:p>
          </table:table-cell>
          <table:table-cell office:value-type="float" office:value="0.000519465095145394" calcext:value-type="float">
            <text:p>0.0005194651</text:p>
          </table:table-cell>
          <table:table-cell office:value-type="float" office:value="0.00179977389650769" calcext:value-type="float">
            <text:p>0.0017997739</text:p>
          </table:table-cell>
          <table:table-cell office:value-type="float" office:value="0.00742842334306466" calcext:value-type="float">
            <text:p>0.0074284233</text:p>
          </table:table-cell>
          <table:table-cell office:value-type="float" office:value="0.0144269605219265" calcext:value-type="float">
            <text:p>0.0144269605</text:p>
          </table:table-cell>
          <table:table-cell/>
          <table:table-cell table:formula="of:=[.B52]+(2*[.C52])+[.D52]+(2*[.E52])+(2*[.F52])" office:value-type="float" office:value="0.05" calcext:value-type="float">
            <text:p>0.05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380821182834253" calcext:value-type="float">
            <text:p>0.0380821183</text:p>
          </table:table-cell>
          <table:table-cell table:formula="of:=([.J52]/[.I52])*100" office:value-type="float" office:value="1.26940394278084" calcext:value-type="float">
            <text:p>1.2694039428</text:p>
          </table:table-cell>
          <table:table-cell/>
          <table:table-cell table:formula="of:=[.J52]/[.H52]" office:value-type="float" office:value="0.761642365668506" calcext:value-type="float">
            <text:p>0.7616423657</text:p>
          </table:table-cell>
          <table:table-cell table:formula="of:=([.B52]+[.D52])/([.C52]+[.E52]+[.F52])" office:value-type="float" office:value="0.234651956269335" calcext:value-type="float">
            <text:p>0.2346519563</text:p>
          </table:table-cell>
          <table:table-cell table:formula="of:=([.B52]+[.D52])/(2*[.C52]+2*[.E52]+2*[.F52])" office:value-type="float" office:value="0.117325978134668" calcext:value-type="float">
            <text:p>0.1173259781</text:p>
          </table:table-cell>
          <table:table-cell table:formula="of:=([.B52]+[.D52])/([.B52]+(2*[.C52])+[.D52]+(2*[.E52])+(2*[.F52]))" office:value-type="float" office:value="0.105006041594539" calcext:value-type="float">
            <text:p>0.1050060416</text:p>
          </table:table-cell>
          <table:table-cell table:formula="of:=[.D52]/([.B52]+[.D52])" office:value-type="float" office:value="0.34279435148259" calcext:value-type="float">
            <text:p>0.3427943515</text:p>
          </table:table-cell>
          <table:table-cell table:formula="of:=([.E52]+(2*[.F52]))/(2*([.C52]+[.E52]+[.F52]))" office:value-type="float" office:value="0.810784118622632" calcext:value-type="float">
            <text:p>0.8107841186</text:p>
          </table:table-cell>
          <table:table-cell table:formula="of:=([.P52]*[.Q52])+((1-[.P52])*[.R52])" office:value-type="float" office:value="0.761642365668506" calcext:value-type="float">
            <text:p>0.7616423657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5803551921009" calcext:value-type="float">
            <text:p>4.9580355192</text:p>
          </table:table-cell>
          <table:table-cell office:value-type="float" office:value="0.00225926580979141" calcext:value-type="float">
            <text:p>0.0022592658</text:p>
          </table:table-cell>
          <table:table-cell office:value-type="float" office:value="0.000222699823629128" calcext:value-type="float">
            <text:p>0.0002226998</text:p>
          </table:table-cell>
          <table:table-cell office:value-type="float" office:value="0.00197258769529499" calcext:value-type="float">
            <text:p>0.0019725877</text:p>
          </table:table-cell>
          <table:table-cell office:value-type="float" office:value="0.0053308537530391" calcext:value-type="float">
            <text:p>0.0053308538</text:p>
          </table:table-cell>
          <table:table-cell office:value-type="float" office:value="0.0173305196707886" calcext:value-type="float">
            <text:p>0.0173305197</text:p>
          </table:table-cell>
          <table:table-cell/>
          <table:table-cell table:formula="of:=[.B53]+(2*[.C53])+[.D53]+(2*[.E53])+(2*[.F53])" office:value-type="float" office:value="0.05" calcext:value-type="float">
            <text:p>0.05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419644807899112" calcext:value-type="float">
            <text:p>0.0419644808</text:p>
          </table:table-cell>
          <table:table-cell table:formula="of:=([.J53]/[.I53])*100" office:value-type="float" office:value="0.839289615798224" calcext:value-type="float">
            <text:p>0.8392896158</text:p>
          </table:table-cell>
          <table:table-cell/>
          <table:table-cell table:formula="of:=[.J53]/[.H53]" office:value-type="float" office:value="0.839289615798225" calcext:value-type="float">
            <text:p>0.8392896158</text:p>
          </table:table-cell>
          <table:table-cell table:formula="of:=([.B53]+[.D53])/([.C53]+[.E53]+[.F53])" office:value-type="float" office:value="0.184925710529121" calcext:value-type="float">
            <text:p>0.1849257105</text:p>
          </table:table-cell>
          <table:table-cell table:formula="of:=([.B53]+[.D53])/(2*[.C53]+2*[.E53]+2*[.F53])" office:value-type="float" office:value="0.0924628552645605" calcext:value-type="float">
            <text:p>0.0924628553</text:p>
          </table:table-cell>
          <table:table-cell table:formula="of:=([.B53]+[.D53])/([.B53]+(2*[.C53])+[.D53]+(2*[.E53])+(2*[.F53]))" office:value-type="float" office:value="0.084637070101728" calcext:value-type="float">
            <text:p>0.0846370701</text:p>
          </table:table-cell>
          <table:table-cell table:formula="of:=[.D53]/([.B53]+[.D53])" office:value-type="float" office:value="0.466128539875985" calcext:value-type="float">
            <text:p>0.4661285399</text:p>
          </table:table-cell>
          <table:table-cell table:formula="of:=([.E53]+(2*[.F53]))/(2*([.C53]+[.E53]+[.F53]))" office:value-type="float" office:value="0.873793154351591" calcext:value-type="float">
            <text:p>0.8737931544</text:p>
          </table:table-cell>
          <table:table-cell table:formula="of:=([.P53]*[.Q53])+((1-[.P53])*[.R53])" office:value-type="float" office:value="0.839289615798225" calcext:value-type="float">
            <text:p>0.8392896158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5540163786308" calcext:value-type="float">
            <text:p>7.9554016379</text:p>
          </table:table-cell>
          <table:table-cell office:value-type="float" office:value="0.00148960555372754" calcext:value-type="float">
            <text:p>0.0014896056</text:p>
          </table:table-cell>
          <table:table-cell office:value-type="float" office:value="0.0000968116849089785" calcext:value-type="float">
            <text:p>9.68116849089785E-05</text:p>
          </table:table-cell>
          <table:table-cell office:value-type="float" office:value="0.00208685728233954" calcext:value-type="float">
            <text:p>0.0020868573</text:p>
          </table:table-cell>
          <table:table-cell office:value-type="float" office:value="0.00371840893953532" calcext:value-type="float">
            <text:p>0.0037184089</text:p>
          </table:table-cell>
          <table:table-cell office:value-type="float" office:value="0.0193965479575222" calcext:value-type="float">
            <text:p>0.019396548</text:p>
          </table:table-cell>
          <table:table-cell/>
          <table:table-cell table:formula="of:=[.B54]+(2*[.C54])+[.D54]+(2*[.E54])+(2*[.F54])" office:value-type="float" office:value="0.05" calcext:value-type="float">
            <text:p>0.05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445983621369192" calcext:value-type="float">
            <text:p>0.0445983621</text:p>
          </table:table-cell>
          <table:table-cell table:formula="of:=([.J54]/[.I54])*100" office:value-type="float" office:value="0.55747952671149" calcext:value-type="float">
            <text:p>0.5574795267</text:p>
          </table:table-cell>
          <table:table-cell/>
          <table:table-cell table:formula="of:=[.J54]/[.H54]" office:value-type="float" office:value="0.891967242738384" calcext:value-type="float">
            <text:p>0.8919672427</text:p>
          </table:table-cell>
          <table:table-cell table:formula="of:=([.B54]+[.D54])/([.C54]+[.E54]+[.F54])" office:value-type="float" office:value="0.154079721389506" calcext:value-type="float">
            <text:p>0.1540797214</text:p>
          </table:table-cell>
          <table:table-cell table:formula="of:=([.B54]+[.D54])/(2*[.C54]+2*[.E54]+2*[.F54])" office:value-type="float" office:value="0.0770398606947531" calcext:value-type="float">
            <text:p>0.0770398607</text:p>
          </table:table-cell>
          <table:table-cell table:formula="of:=([.B54]+[.D54])/([.B54]+(2*[.C54])+[.D54]+(2*[.E54])+(2*[.F54]))" office:value-type="float" office:value="0.0715292567213417" calcext:value-type="float">
            <text:p>0.0715292567</text:p>
          </table:table-cell>
          <table:table-cell table:formula="of:=[.D54]/([.B54]+[.D54])" office:value-type="float" office:value="0.583497544359887" calcext:value-type="float">
            <text:p>0.5834975444</text:p>
          </table:table-cell>
          <table:table-cell table:formula="of:=([.E54]+(2*[.F54]))/(2*([.C54]+[.E54]+[.F54]))" office:value-type="float" office:value="0.915731705330015" calcext:value-type="float">
            <text:p>0.9157317053</text:p>
          </table:table-cell>
          <table:table-cell table:formula="of:=([.P54]*[.Q54])+((1-[.P54])*[.R54])" office:value-type="float" office:value="0.891967242738384" calcext:value-type="float">
            <text:p>0.8919672427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5443346197217" calcext:value-type="float">
            <text:p>9.954433462</text:p>
          </table:table-cell>
          <table:table-cell office:value-type="float" office:value="0.00121408211508677" calcext:value-type="float">
            <text:p>0.0012140821</text:p>
          </table:table-cell>
          <table:table-cell office:value-type="float" office:value="0.0000643104185242305" calcext:value-type="float">
            <text:p>6.43104185242305E-05</text:p>
          </table:table-cell>
          <table:table-cell office:value-type="float" office:value="0.00212825648519549" calcext:value-type="float">
            <text:p>0.0021282565</text:p>
          </table:table-cell>
          <table:table-cell office:value-type="float" office:value="0.00309075902003208" calcext:value-type="float">
            <text:p>0.003090759</text:p>
          </table:table-cell>
          <table:table-cell office:value-type="float" office:value="0.0201737612613026" calcext:value-type="float">
            <text:p>0.0201737613</text:p>
          </table:table-cell>
          <table:table-cell/>
          <table:table-cell table:formula="of:=[.B55]+(2*[.C55])+[.D55]+(2*[.E55])+(2*[.F55])" office:value-type="float" office:value="0.05" calcext:value-type="float">
            <text:p>0.05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455665380278327" calcext:value-type="float">
            <text:p>0.045566538</text:p>
          </table:table-cell>
          <table:table-cell table:formula="of:=([.J55]/[.I55])*100" office:value-type="float" office:value="0.455665380278327" calcext:value-type="float">
            <text:p>0.4556653803</text:p>
          </table:table-cell>
          <table:table-cell/>
          <table:table-cell table:formula="of:=[.J55]/[.H55]" office:value-type="float" office:value="0.911330760556654" calcext:value-type="float">
            <text:p>0.9113307606</text:p>
          </table:table-cell>
          <table:table-cell table:formula="of:=([.B55]+[.D55])/([.C55]+[.E55]+[.F55])" office:value-type="float" office:value="0.14327072982284" calcext:value-type="float">
            <text:p>0.1432707298</text:p>
          </table:table-cell>
          <table:table-cell table:formula="of:=([.B55]+[.D55])/(2*[.C55]+2*[.E55]+2*[.F55])" office:value-type="float" office:value="0.07163536491142" calcext:value-type="float">
            <text:p>0.0716353649</text:p>
          </table:table-cell>
          <table:table-cell table:formula="of:=([.B55]+[.D55])/([.B55]+(2*[.C55])+[.D55]+(2*[.E55])+(2*[.F55]))" office:value-type="float" office:value="0.0668467720056451" calcext:value-type="float">
            <text:p>0.066846772</text:p>
          </table:table-cell>
          <table:table-cell table:formula="of:=[.D55]/([.B55]+[.D55])" office:value-type="float" office:value="0.636756696349006" calcext:value-type="float">
            <text:p>0.6367566963</text:p>
          </table:table-cell>
          <table:table-cell table:formula="of:=([.E55]+(2*[.F55]))/(2*([.C55]+[.E55]+[.F55]))" office:value-type="float" office:value="0.93099997384138" calcext:value-type="float">
            <text:p>0.9309999738</text:p>
          </table:table-cell>
          <table:table-cell table:formula="of:=([.P55]*[.Q55])+((1-[.P55])*[.R55])" office:value-type="float" office:value="0.911330760556654" calcext:value-type="float">
            <text:p>0.9113307606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15:27.5147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3T17:28:39.884587000</dc:date>
    <meta:editing-duration>PT23H14M2S</meta:editing-duration>
    <meta:editing-cycles>7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